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style:font-size-asian="10pt" style:font-size-complex="10pt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">
      <style:text-properties style:font-name="Consolas" fo:font-size="10pt" style:font-size-asian="10pt" style:font-size-complex="10pt"/>
    </style:style>
    <style:style style:name="P4" style:family="paragraph" style:parent-style-name="Standard" style:list-style-name="L1">
      <style:text-properties style:font-name="Consolas" fo:font-size="10pt" style:font-size-asian="10pt" style:font-size-complex="10pt"/>
    </style:style>
    <style:style style:name="P5" style:family="paragraph" style:parent-style-name="Standard" style:list-style-name="L2">
      <style:text-properties style:font-name="Consolas" fo:font-size="10pt" style:font-size-asian="10pt" style:font-size-complex="10pt"/>
    </style:style>
    <style:style style:name="P6" style:family="paragraph" style:parent-style-name="Standard" style:list-style-name="L2"/>
    <style:style style:name="P7" style:family="paragraph" style:parent-style-name="Standard" style:list-style-name="">
      <style:paragraph-properties style:text-autospace="none"/>
      <style:text-properties fo:color="#000000" style:font-name="Consolas" fo:font-size="8pt" style:font-name-asian="Consolas1" style:font-size-asian="8pt" style:font-name-complex="Consolas1" style:font-size-complex="8pt"/>
    </style:style>
    <style:style style:name="P8" style:family="paragraph" style:parent-style-name="Standard">
      <style:text-properties style:font-name="Consolas" fo:font-size="8pt" style:font-size-asian="8pt" style:font-size-complex="8pt"/>
    </style:style>
    <style:style style:name="P9" style:family="paragraph" style:parent-style-name="Standard" style:list-style-name="">
      <style:paragraph-properties style:text-autospace="none"/>
      <style:text-properties style:font-name="Consolas" fo:font-size="8pt" style:font-size-asian="8pt" style:font-size-complex="8pt"/>
    </style:style>
    <style:style style:name="P10" style:family="paragraph" style:parent-style-name="Standard" style:list-style-name="">
      <style:paragraph-properties style:text-autospace="none"/>
      <style:text-properties fo:color="#808080" style:font-name="Consolas" fo:font-size="8pt" style:font-name-asian="Consolas1" style:font-size-asian="8pt" style:font-name-complex="Consolas1" style:font-size-complex="8pt"/>
    </style:style>
    <style:style style:name="P11" style:family="paragraph" style:parent-style-name="Standard">
      <style:text-properties fo:color="#008000" style:font-name="Consolas" fo:font-size="8pt" style:font-name-asian="Consolas1" style:font-size-asian="8pt" style:font-name-complex="Consolas1" style:font-size-complex="8pt"/>
    </style:style>
    <style:style style:name="P12" style:family="paragraph" style:parent-style-name="Standard" style:list-style-name="">
      <style:paragraph-properties style:text-autospace="none"/>
      <style:text-properties fo:color="#008000" style:font-name="Consolas" fo:font-size="8pt" style:font-name-asian="Consolas1" style:font-size-asian="8pt" style:font-name-complex="Consolas1" style:font-size-complex="8pt"/>
    </style:style>
    <style:style style:name="P13" style:family="paragraph" style:parent-style-name="Standard">
      <style:paragraph-properties fo:break-before="page"/>
      <style:text-properties style:font-name="Consolas" fo:font-size="8pt" style:font-size-asian="8pt" style:font-size-complex="8pt"/>
    </style:style>
    <style:style style:name="P14" style:family="paragraph" style:parent-style-name="Text_20_body">
      <style:text-properties style:font-name="Consolas" fo:font-size="8pt" style:font-size-asian="8pt" style:font-size-complex="8pt"/>
    </style:style>
    <style:style style:name="P15" style:family="paragraph" style:parent-style-name="Text_20_body">
      <style:text-properties style:font-name="Consolas" fo:font-size="10pt" style:font-size-asian="10pt" style:font-size-complex="10pt"/>
    </style:style>
    <style:style style:name="P16" style:family="paragraph" style:parent-style-name="Text_20_body">
      <style:paragraph-properties fo:break-before="page"/>
      <style:text-properties style:font-name="Consolas" fo:font-size="8pt" style:font-size-asian="8pt" style:font-size-complex="8pt"/>
    </style:style>
    <style:style style:name="P17" style:family="paragraph" style:parent-style-name="Contents_20_2">
      <style:paragraph-properties>
        <style:tab-stops>
          <style:tab-stop style:position="8.0717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7.8752in" style:type="right" style:leader-style="dotted" style:leader-text="."/>
        </style:tab-stops>
      </style:paragraph-properties>
    </style:style>
    <style:style style:name="T1" style:family="text">
      <style:text-properties style:font-name="Consolas" fo:font-size="10pt" style:font-size-asian="10pt" style:font-size-complex="10pt"/>
    </style:style>
    <style:style style:name="T2" style:family="text">
      <style:text-properties style:font-name="Consola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color="#0000ff" style:font-name-asian="Consolas1" style:font-name-complex="Consolas1"/>
    </style:style>
    <style:style style:name="T4" style:family="text">
      <style:text-properties fo:color="#0000ff" style:font-name="Consolas" fo:font-size="8pt" style:font-name-asian="Consolas1" style:font-size-asian="8pt" style:font-name-complex="Consolas1" style:font-size-complex="8pt"/>
    </style:style>
    <style:style style:name="T5" style:family="text">
      <style:text-properties fo:color="#000000"/>
    </style:style>
    <style:style style:name="T6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7" style:family="text">
      <style:text-properties fo:color="#000000" style:font-name-asian="Consolas1" style:font-name-complex="Consolas1"/>
    </style:style>
    <style:style style:name="T8" style:family="text">
      <style:text-properties fo:color="#000000" style:font-name="Consolas" fo:font-size="8pt" style:font-name-asian="Consolas1" style:font-size-asian="8pt" style:font-name-complex="Consolas1" style:font-size-complex="8pt"/>
    </style:style>
    <style:style style:name="T9" style:family="text">
      <style:text-properties fo:color="#6f008a" style:font-name-asian="Consolas1" style:font-name-complex="Consolas1"/>
    </style:style>
    <style:style style:name="T10" style:family="text">
      <style:text-properties fo:color="#6f008a" style:font-name="Consolas" fo:font-size="8pt" style:font-name-asian="Consolas1" style:font-size-asian="8pt" style:font-name-complex="Consolas1" style:font-size-complex="8pt"/>
    </style:style>
    <style:style style:name="T11" style:family="text">
      <style:text-properties fo:color="#2b91af" style:font-name-asian="Consolas1" style:font-name-complex="Consolas1"/>
    </style:style>
    <style:style style:name="T12" style:family="text">
      <style:text-properties fo:color="#2b91af" style:font-name="Consolas" fo:font-size="8pt" style:font-name-asian="Consolas1" style:font-size-asian="8pt" style:font-name-complex="Consolas1" style:font-size-complex="8pt"/>
    </style:style>
    <style:style style:name="T13" style:family="text">
      <style:text-properties fo:color="#808080" style:font-name-asian="Consolas1" style:font-name-complex="Consolas1"/>
    </style:style>
    <style:style style:name="T14" style:family="text">
      <style:text-properties fo:color="#808080" style:font-name="Consolas" fo:font-size="8pt" style:font-name-asian="Consolas1" style:font-size-asian="8pt" style:font-name-complex="Consolas1" style:font-size-complex="8pt"/>
    </style:style>
    <style:style style:name="T15" style:family="text">
      <style:text-properties fo:color="#008000" style:font-name-asian="Consolas1" style:font-name-complex="Consolas1"/>
    </style:style>
    <style:style style:name="T16" style:family="text">
      <style:text-properties fo:color="#008000" style:font-name="Consolas" fo:font-size="8pt" style:font-name-asian="Consolas1" style:font-size-asian="8pt" style:font-name-complex="Consolas1" style:font-size-complex="8pt"/>
    </style:style>
    <style:style style:name="T17" style:family="text">
      <style:text-properties fo:color="#a31515" style:font-name-asian="Consolas1" style:font-name-complex="Consolas1"/>
    </style:style>
    <style:style style:name="T18" style:family="text">
      <style:text-properties style:font-name="Consolas" fo:font-size="8pt" style:font-size-asian="8pt" style:font-size-complex="8pt"/>
    </style:style>
    <style:style style:name="T19" style:family="text">
      <style:text-properties style:font-name="Consolas" fo:font-size="10pt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56in" fo:text-indent="-0.25in" fo:margin-left="0.5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56in" fo:text-indent="-0.25in" fo:margin-left="0.8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56in" fo:text-indent="-0.25in" fo:margin-left="1.0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56in" fo:text-indent="-0.25in" fo:margin-left="1.3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56in" fo:text-indent="-0.25in" fo:margin-left="1.5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56in" fo:text-indent="-0.25in" fo:margin-left="1.8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56in" fo:text-indent="-0.25in" fo:margin-left="2.0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56in" fo:text-indent="-0.25in" fo:margin-left="2.3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56in" fo:text-indent="-0.25in" fo:margin-left="2.5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56in" fo:text-indent="-0.25in" fo:margin-left="2.825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"><text:s/>WindowComponent C++ Library.</text:p>
      <text:p text:style-name="P1"/>
      <text:p text:style-name="P1"><text:s/>Author: <text:a xlink:type="simple" xlink:href="mailto:alwyn.j.dippenaar@gmail.com" text:style-name="Internet_20_link" text:visited-style-name="Visited_20_Internet_20_Link">alwyn.j.dippenaar@gmail.com</text:a></text:p>
      <text:p text:style-name="P1"/>
      <text:p text:style-name="P1"><text:s/><text:tab/> This library produces the WindowComponent_64.dll component, and is used in most of the C++ <text:s/><text:tab/> <text:tab/> applications and libraries as it provides common, re-usable functionality to performs a very wide <text:tab/> range of features.</text:p>
      <text:p text:style-name="P1"/>
      <text:p text:style-name="P1"/>
      <text:p text:style-name="P1"><text:s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s/>Build:<text:tab/>1</text:p>
          <text:p text:style-name="P17"><text:s/>Dependencies:<text:tab/>1</text:p>
          <text:p text:style-name="P17"><text:s/><text:tab/>1</text:p>
          <text:p text:style-name="P17">Usage:<text:tab/>2</text:p>
          <text:p text:style-name="P18"><text:s/>Common Utilities<text:tab/>2</text:p>
          <text:p text:style-name="P18"><text:s/>General Classes<text:tab/>4</text:p>
          <text:p text:style-name="P18"><text:s/>Macro Definitions<text:tab/>7</text:p>
        </text:index-body>
      </text:table-of-content>
      <text:p text:style-name="P1"><text:s/></text:p>
      <text:p text:style-name="P1"/>
      <text:h text:style-name="Heading_20_2" text:outline-level="2"><text:s/>Build:</text:h>
      <text:p text:style-name="P1"><text:s/><text:tab/>This project requires Visual Studio 2017 to build.</text:p>
      <text:p text:style-name="P1"/>
      <text:p text:style-name="P1"/>
      <text:h text:style-name="Heading_20_2" text:outline-level="2"><text:s/>Dependencies:</text:h>
      <text:p text:style-name="P1"><text:s/><text:tab/>This library depends on the following C++ components:</text:p>
      <text:list xml:id="list1203788148455397263" text:style-name="L1">
        <text:list-item>
          <text:p text:style-name="P4"><text:s/>AlCLogger</text:p>
        </text:list-item>
        <text:list-item>
          <text:p text:style-name="P4"><text:s/>Commctrl.h <text:s text:c="2"/>*Common controls32 header and lib</text:p>
        </text:list-item>
        <text:list-item>
          <text:p text:style-name="P4"><text:s/>Comctl32.lib</text:p>
        </text:list-item>
        <text:list-item>
          <text:p text:style-name="P4"><text:s/>Ws2_32.lib</text:p>
        </text:list-item>
      </text:list>
      <text:p text:style-name="P1"/>
      <text:p text:style-name="P1"/>
      <text:h text:style-name="Heading_20_2" text:outline-level="2"><text:s/></text:h>
      <text:h text:style-name="P2" text:outline-level="2">Usage:</text:h>
      <text:p text:style-name="P1"><text:s/></text:p>
      <text:list xml:id="list1667074683190811410" text:style-name="L2">
        <text:list-item>
          <text:p text:style-name="P6"><text:span text:style-name="T1"><text:s/>Include the &lt;</text:span><text:span text:style-name="T2">windowComponent_64.h</text:span><text:span text:style-name="T1">&gt; C++ Header.</text:span></text:p>
        </text:list-item>
        <text:list-item>
          <text:p text:style-name="P6"><text:span text:style-name="T1"><text:s/>Link to the </text:span><text:span text:style-name="T2">WindowComponent_64.lib</text:span><text:span text:style-name="T1"> library.</text:span></text:p>
        </text:list-item>
        <text:list-item>
          <text:p text:style-name="P5"><text:s/>Ensure all dependencies are met, including the dependencies of the dependents themselves.</text:p>
        </text:list-item>
      </text:list>
      <text:h text:style-name="Heading_20_3" text:outline-level="3"><text:s/>Common Utilities</text:h>
      <text:p text:style-name="P15"><text:tab/> All of these functions are exposed and available via the DLL interface, most of them are self-<text:tab/> <text:tab/> explanatory, and some may have no relevance for applications that are not interested in Win32 GUI.</text:p>
      <text:p text:style-name="Standard"><text:span text:style-name="T18"><text:s/></text:span><text:span text:style-name="T4">unsigned</text:span><text:span text:style-name="T8"> </text:span><text:span text:style-name="T4">long</text:span><text:span text:style-name="T8"> </text:span><text:span text:style-name="T4">long</text:span><text:span text:style-name="T8"> </text:span><text:span text:style-name="T10">DLLEXPORT</text:span><text:span text:style-name="T8"> FileTimeToInt64(</text:span><text:span text:style-name="T4">const</text:span><text:span text:style-name="T8"> </text:span><text:span text:style-name="T12">FILETIME</text:span><text:span text:style-name="T8"> &amp; </text:span><text:span text:style-name="T14">ft</text:span><text:span text:style-name="T8">);<text:tab/><text:tab/></text:span><text:span text:style-name="T16">// Does stuff.</text:span></text:p>
      <text:p text:style-name="P7"><text:s/></text:p>
      <text:p text:style-name="P7"><text:s/></text:p>
      <text:p text:style-name="P9"><text:span text:style-name="T3"><text:s/>__int64</text:span><text:span text:style-name="T7"> </text:span><text:span text:style-name="T9">DLLEXPORT</text:span><text:span text:style-name="T7"> milliseconds_now();<text:tab/><text:tab/><text:tab/><text:tab/><text:tab/><text:tab/><text:tab/></text:span><text:span text:style-name="T15">// Milliseconds time now.</text:span></text:p>
      <text:p text:style-name="P9"><text:span text:style-name="T3"><text:s/>char</text:span><text:span text:style-name="T7"> </text:span><text:span text:style-name="T9">DLLEXPORT</text:span><text:span text:style-name="T7"> *increment_address(</text:span><text:span text:style-name="T3">char</text:span><text:span text:style-name="T7">* </text:span><text:span text:style-name="T13">address_string</text:span><text:span text:style-name="T7">);<text:tab/><text:tab/></text:span><text:span text:style-name="T15">// Increment IP address.</text:span></text:p>
      <text:p text:style-name="P9"><text:span text:style-name="T3"><text:s/>bool</text:span><text:span text:style-name="T7"> </text:span><text:span text:style-name="T9">DLLEXPORT</text:span><text:span text:style-name="T7"> isnumeric(</text:span><text:span text:style-name="T3">char</text:span><text:span text:style-name="T7">* </text:span><text:span text:style-name="T13">valtocheck</text:span><text:span text:style-name="T7">);<text:tab/><text:tab/><text:tab/><text:tab/><text:tab/><text:tab/></text:span><text:span text:style-name="T15">// Checks if a string is numeric.</text:span></text:p>
      <text:p text:style-name="P7"><text:s/></text:p>
      <text:p text:style-name="P9"><text:span text:style-name="T3"><text:s/>unsigned</text:span><text:span text:style-name="T7"> </text:span><text:span text:style-name="T3">long</text:span><text:span text:style-name="T7"> </text:span><text:span text:style-name="T3">long</text:span><text:span text:style-name="T7"> </text:span><text:span text:style-name="T9">DLLEXPORT</text:span><text:span text:style-name="T7"> getTotalPhysMemory();<text:tab/><text:tab/><text:tab/><text:tab/></text:span><text:span text:style-name="T15">// Get total physical memory.</text:span></text:p>
      <text:p text:style-name="P9"><text:span text:style-name="T3"><text:s/>unsigned</text:span><text:span text:style-name="T7"> </text:span><text:span text:style-name="T3">long</text:span><text:span text:style-name="T7"> </text:span><text:span text:style-name="T3">long</text:span><text:span text:style-name="T7"> </text:span><text:span text:style-name="T9">DLLEXPORT</text:span><text:span text:style-name="T7"> getProcessPhysicalMemory();<text:tab/><text:tab/></text:span><text:span text:style-name="T15">// Get process physical memory.</text:span></text:p>
      <text:p text:style-name="P7"><text:s/></text:p>
      <text:p text:style-name="P9"><text:span text:style-name="T3"><text:s/>float</text:span><text:span text:style-name="T7"> </text:span><text:span text:style-name="T9">DLLEXPORT</text:span><text:span text:style-name="T7"> CalculateCPULoad(</text:span><text:span text:style-name="T3">unsigned</text:span><text:span text:style-name="T7"> </text:span><text:span text:style-name="T3">long</text:span><text:span text:style-name="T7"> </text:span><text:span text:style-name="T3">long</text:span><text:span text:style-name="T7"> </text:span><text:span text:style-name="T13">idleTicks</text:span><text:span text:style-name="T7">, </text:span><text:span text:style-name="T3">unsigned</text:span><text:span text:style-name="T7"> </text:span><text:span text:style-name="T3">long</text:span><text:span text:style-name="T7"> </text:span><text:span text:style-name="T3">long</text:span><text:span text:style-name="T7"> </text:span><text:span text:style-name="T13">totalTicks</text:span><text:span text:style-name="T7">);<text:tab/><text:tab/></text:span><text:span text:style-name="T15">// CalculateCPULoad.</text:span></text:p>
      <text:p text:style-name="P9"><text:span text:style-name="T3"><text:s/>float</text:span><text:span text:style-name="T7"> </text:span><text:span text:style-name="T9">DLLEXPORT</text:span><text:span text:style-name="T7"> GetCPULoad();<text:tab/><text:tab/><text:tab/><text:tab/><text:tab/><text:tab/><text:tab/><text:tab/><text:tab/><text:tab/><text:tab/><text:tab/><text:tab/> <text:s/><text:tab/><text:tab/><text:tab/><text:tab/><text:tab/><text:tab/></text:span><text:span text:style-name="T15">// Get CPU Load.</text:span></text:p>
      <text:p text:style-name="P7"><text:s/></text:p>
      <text:p text:style-name="P9"><text:span text:style-name="T3"><text:s/>long</text:span><text:span text:style-name="T7"> </text:span><text:span text:style-name="T9">DLLEXPORT</text:span><text:span text:style-name="T7"> bintolong32(</text:span><text:span text:style-name="T3">char</text:span><text:span text:style-name="T7">* </text:span><text:span text:style-name="T13">str</text:span><text:span text:style-name="T7">);<text:tab/><text:tab/><text:tab/><text:tab/><text:tab/><text:tab/><text:tab/><text:tab/><text:tab/><text:tab/></text:span><text:span text:style-name="T15">// Binary to long! (32 <text:s/>bit)</text:span></text:p>
      <text:p text:style-name="P9"><text:span text:style-name="T3"><text:s/>long</text:span><text:span text:style-name="T7"> </text:span><text:span text:style-name="T3">long</text:span><text:span text:style-name="T7"> </text:span><text:span text:style-name="T9">DLLEXPORT</text:span><text:span text:style-name="T7"> bintolong64(</text:span><text:span text:style-name="T3">char</text:span><text:span text:style-name="T7">* </text:span><text:span text:style-name="T13">str</text:span><text:span text:style-name="T7">);<text:tab/><text:tab/><text:tab/><text:tab/><text:tab/><text:tab/><text:tab/><text:tab/><text:tab/></text:span><text:span text:style-name="T15">// Binary to long! (64 <text:s/>bit)</text:span></text:p>
      <text:p text:style-name="P7"><text:s/></text:p>
      <text:p text:style-name="P7"><text:s/></text:p>
      <text:p text:style-name="P9"><text:span text:style-name="T3"><text:s/>void</text:span><text:span text:style-name="T7"> </text:span><text:span text:style-name="T9">DLLEXPORT</text:span><text:span text:style-name="T7"> splitFileNameAndPath(</text:span><text:span text:style-name="T3">char</text:span><text:span text:style-name="T7">* </text:span><text:span text:style-name="T13">fullPath</text:span><text:span text:style-name="T7">, </text:span><text:span text:style-name="T3">char</text:span><text:span text:style-name="T7">* </text:span><text:span text:style-name="T13">pathOut</text:span><text:span text:style-name="T7">, </text:span><text:span text:style-name="T3">char</text:span><text:span text:style-name="T7">* </text:span><text:span text:style-name="T13">fileNameOut</text:span><text:span text:style-name="T7">);<text:tab/></text:span><text:span text:style-name="T15">// Splits a full path into filename and path.</text:span></text:p>
      <text:p text:style-name="P8"><text:s/></text:p>
      <text:p text:style-name="P11"><text:s/>//Stamp the diff in memory</text:p>
      <text:p text:style-name="P9"><text:span text:style-name="T3"><text:s/>void</text:span><text:span text:style-name="T7"> </text:span><text:span text:style-name="T9">DLLEXPORT</text:span><text:span text:style-name="T7"> diffMemoryStatus(</text:span><text:span text:style-name="T11">LPMEMORYSTATUS</text:span><text:span text:style-name="T7"> </text:span><text:span text:style-name="T13">pMemstatFirst</text:span><text:span text:style-name="T7">, </text:span><text:span text:style-name="T11">LPMEMORYSTATUS</text:span><text:span text:style-name="T7"> </text:span><text:span text:style-name="T13">pMemstatLast</text:span><text:span text:style-name="T7">, </text:span><text:span text:style-name="T11">LPWSTR</text:span><text:span text:style-name="T7"> </text:span><text:span text:style-name="T13">pBufferOut</text:span><text:span text:style-name="T7">, </text:span><text:span text:style-name="T3">int</text:span><text:span text:style-name="T7"> </text:span><text:span text:style-name="T13">pMaxSize</text:span><text:span text:style-name="T7">);</text:span></text:p>
      <text:p text:style-name="P7"><text:s/></text:p>
      <text:p text:style-name="P12"><text:s/>//Get last error, and format message into string.</text:p>
      <text:p text:style-name="P9"><text:span text:style-name="T3"><text:s/>void</text:span><text:span text:style-name="T7"> </text:span><text:span text:style-name="T9">DLLEXPORT</text:span><text:span text:style-name="T7"> getLastErrorMsg(</text:span><text:span text:style-name="T11">DWORD</text:span><text:span text:style-name="T7"> </text:span><text:span text:style-name="T13">le</text:span><text:span text:style-name="T7">, </text:span><text:span text:style-name="T11">LPWSTR</text:span><text:span text:style-name="T7"> </text:span><text:span text:style-name="T13">msgBuffer</text:span><text:span text:style-name="T7">);</text:span></text:p>
      <text:p text:style-name="P7"><text:s/></text:p>
      <text:p text:style-name="P12"><text:s/>//Logs the last error.</text:p>
      <text:p text:style-name="P9"><text:span text:style-name="T3"><text:s/>void</text:span><text:span text:style-name="T7"> </text:span><text:span text:style-name="T9">DLLEXPORT</text:span><text:span text:style-name="T7"> logLastError(</text:span><text:span text:style-name="T11">AlCLogger</text:span><text:span text:style-name="T7"> *</text:span><text:span text:style-name="T13">vLogger</text:span><text:span text:style-name="T7">, </text:span><text:span text:style-name="T11">LPWSTR</text:span><text:span text:style-name="T7"> </text:span><text:span text:style-name="T13">msgBuffer</text:span><text:span text:style-name="T7">, </text:span><text:span text:style-name="T3">bool</text:span><text:span text:style-name="T7"> </text:span><text:span text:style-name="T13">showMsg</text:span><text:span text:style-name="T7">);</text:span></text:p>
      <text:p text:style-name="P7"><text:s/></text:p>
      <text:p text:style-name="P12"><text:s/>//Destroys all containers.</text:p>
      <text:p text:style-name="P9"><text:span text:style-name="T3"><text:s/>void</text:span><text:span text:style-name="T7"> </text:span><text:span text:style-name="T9">DLLEXPORT</text:span><text:span text:style-name="T7"> destroyAllContainers();</text:span></text:p>
      <text:p text:style-name="P7"><text:s/></text:p>
      <text:p text:style-name="P12"><text:s/>//Converts char to wchar_t</text:p>
      <text:p text:style-name="P9"><text:span text:style-name="T3"><text:s/>void</text:span><text:span text:style-name="T7"> </text:span><text:span text:style-name="T9">DLLEXPORT</text:span><text:span text:style-name="T7"> copyCharToWChar(</text:span><text:span text:style-name="T3">char</text:span><text:span text:style-name="T7"> *</text:span><text:span text:style-name="T13">src</text:span><text:span text:style-name="T7">, </text:span><text:span text:style-name="T3">wchar_t</text:span><text:span text:style-name="T7"> *</text:span><text:span text:style-name="T13">dest</text:span><text:span text:style-name="T7">);</text:span></text:p>
      <text:p text:style-name="P7"><text:s/></text:p>
      <text:p text:style-name="P12"><text:s/>//Converts wchar_t to char</text:p>
      <text:p text:style-name="P9"><text:span text:style-name="T3"><text:s/>void</text:span><text:span text:style-name="T7"> </text:span><text:span text:style-name="T9">DLLEXPORT</text:span><text:span text:style-name="T7"> copyWCharToChar(</text:span><text:span text:style-name="T3">wchar_t</text:span><text:span text:style-name="T7"> *</text:span><text:span text:style-name="T13">src</text:span><text:span text:style-name="T7">, </text:span><text:span text:style-name="T3">char</text:span><text:span text:style-name="T7"> *</text:span><text:span text:style-name="T13">dest</text:span><text:span text:style-name="T7">);</text:span></text:p>
      <text:p text:style-name="P7"><text:s/></text:p>
      <text:p text:style-name="P12"><text:s/>/** Seeds Random. */</text:p>
      <text:p text:style-name="P9"><text:span text:style-name="T3"><text:s/>void</text:span><text:span text:style-name="T7"> </text:span><text:span text:style-name="T9">DLLEXPORT</text:span><text:span text:style-name="T7"> seedRandom();</text:span></text:p>
      <text:p text:style-name="P7"><text:s/></text:p>
      <text:p text:style-name="P12"><text:s/>/** Generate a random float between 2 floats (incl). */</text:p>
      <text:p text:style-name="P9"><text:span text:style-name="T3"><text:s/>float</text:span><text:span text:style-name="T7"> </text:span><text:span text:style-name="T9">DLLEXPORT</text:span><text:span text:style-name="T7"> random(</text:span><text:span text:style-name="T3">float</text:span><text:span text:style-name="T7"> </text:span><text:span text:style-name="T13">min</text:span><text:span text:style-name="T7">, </text:span><text:span text:style-name="T3">float</text:span><text:span text:style-name="T7"> </text:span><text:span text:style-name="T13">max</text:span><text:span text:style-name="T7">);</text:span></text:p>
      <text:p text:style-name="P8"><text:s text:c="2"/></text:p>
      <text:p text:style-name="P11"><text:s/>//Gets all registered HWNDS.</text:p>
      <text:p text:style-name="P9"><text:span text:style-name="T11"><text:s/>HWNDContainer</text:span><text:span text:style-name="T7"> **getHWNDS();</text:span></text:p>
      <text:p text:style-name="P7"><text:s/></text:p>
      <text:p text:style-name="P12"><text:s/>//Checks if a file exists.</text:p>
      <text:p text:style-name="P9"><text:span text:style-name="T3"><text:s/>bool</text:span><text:span text:style-name="T7"> </text:span><text:span text:style-name="T9">DLLEXPORT</text:span><text:span text:style-name="T7"> fileexists(</text:span><text:span text:style-name="T11">LPWSTR</text:span><text:span text:style-name="T7"> </text:span><text:span text:style-name="T13">fileName</text:span><text:span text:style-name="T7">);</text:span></text:p>
      <text:p text:style-name="P7"><text:s/></text:p>
      <text:p text:style-name="P12"><text:s/>//Checks if a file exists.</text:p>
      <text:p text:style-name="P9"><text:span text:style-name="T3"><text:s/>bool</text:span><text:span text:style-name="T7"> </text:span><text:span text:style-name="T9">DLLEXPORT</text:span><text:span text:style-name="T7"> fileexists(</text:span><text:span text:style-name="T11">LPSTR</text:span><text:span text:style-name="T7"> </text:span><text:span text:style-name="T13">fileName</text:span><text:span text:style-name="T7">);</text:span></text:p>
      <text:p text:style-name="P7"><text:s/></text:p>
      <text:p text:style-name="P12"><text:s/>//Formats bytes.</text:p>
      <text:p text:style-name="P9"><text:span text:style-name="T3"><text:s/>void</text:span><text:span text:style-name="T7"> </text:span><text:span text:style-name="T9">DLLEXPORT</text:span><text:span text:style-name="T7"> formatBytes(</text:span><text:span text:style-name="T3">__int64</text:span><text:span text:style-name="T7"> </text:span><text:span text:style-name="T13">bytes</text:span><text:span text:style-name="T7">, </text:span><text:span text:style-name="T11">LPWSTR</text:span><text:span text:style-name="T7"> </text:span><text:span text:style-name="T13">out</text:span><text:span text:style-name="T7">, </text:span><text:span text:style-name="T3">int</text:span><text:span text:style-name="T7"> </text:span><text:span text:style-name="T13">maxSize</text:span><text:span text:style-name="T7">);</text:span></text:p>
      <text:p text:style-name="P9"><text:span text:style-name="T3"><text:s/>void</text:span><text:span text:style-name="T7"> </text:span><text:span text:style-name="T9">DLLEXPORT</text:span><text:span text:style-name="T7"> formatBytes(</text:span><text:span text:style-name="T3">__int64</text:span><text:span text:style-name="T7"> </text:span><text:span text:style-name="T13">bytes</text:span><text:span text:style-name="T7">, </text:span><text:span text:style-name="T11">LPSTR</text:span><text:span text:style-name="T7"> </text:span><text:span text:style-name="T13">out</text:span><text:span text:style-name="T7">, </text:span><text:span text:style-name="T3">int</text:span><text:span text:style-name="T7"> </text:span><text:span text:style-name="T13">maxSize</text:span><text:span text:style-name="T7">);</text:span></text:p>
      <text:p text:style-name="P7"><text:s/></text:p>
      <text:p text:style-name="P12"><text:s/>//Adds an hwnd and container to the list.</text:p>
      <text:p text:style-name="P9"><text:span text:style-name="T3"><text:s/>void</text:span><text:span text:style-name="T7"> addHWNDComponent(</text:span><text:span text:style-name="T11">HWND</text:span><text:span text:style-name="T7"> </text:span><text:span text:style-name="T13">hwnd</text:span><text:span text:style-name="T7">, </text:span><text:span text:style-name="T11">ComponentContainer</text:span><text:span text:style-name="T7"> *</text:span><text:span text:style-name="T13">container</text:span><text:span text:style-name="T7">);</text:span></text:p>
      <text:p text:style-name="P7"><text:s/></text:p>
      <text:p text:style-name="P12"><text:s/>//Formats time in ms.</text:p>
      <text:p text:style-name="P9"><text:span text:style-name="T3"><text:s/>void</text:span><text:span text:style-name="T7"> </text:span><text:span text:style-name="T9">DLLEXPORT</text:span><text:span text:style-name="T7"> formatTimeFromMs(</text:span><text:span text:style-name="T3">long</text:span><text:span text:style-name="T7"> </text:span><text:span text:style-name="T3">long</text:span><text:span text:style-name="T7"> </text:span><text:span text:style-name="T13">timeInMs</text:span><text:span text:style-name="T7">, </text:span><text:span text:style-name="T11">LPWSTR</text:span><text:span text:style-name="T7"> </text:span><text:span text:style-name="T13">out</text:span><text:span text:style-name="T7">, </text:span><text:span text:style-name="T3">int</text:span><text:span text:style-name="T7"> </text:span><text:span text:style-name="T13">size</text:span><text:span text:style-name="T7">);</text:span></text:p>
      <text:p text:style-name="P7"><text:s/></text:p>
      <text:p text:style-name="P12"><text:s/>//Formats time in ms.</text:p>
      <text:p text:style-name="P9"><text:span text:style-name="T3"><text:s/>void</text:span><text:span text:style-name="T7"> </text:span><text:span text:style-name="T9">DLLEXPORT</text:span><text:span text:style-name="T7"> formatTimeFromMs(</text:span><text:span text:style-name="T3">long</text:span><text:span text:style-name="T7"> </text:span><text:span text:style-name="T3">long</text:span><text:span text:style-name="T7"> </text:span><text:span text:style-name="T13">timeInMs</text:span><text:span text:style-name="T7">, </text:span><text:span text:style-name="T11">LPSTR</text:span><text:span text:style-name="T7"> </text:span><text:span text:style-name="T13">out</text:span><text:span text:style-name="T7">, </text:span><text:span text:style-name="T3">int</text:span><text:span text:style-name="T7"> </text:span><text:span text:style-name="T13">size</text:span><text:span text:style-name="T7">);</text:span></text:p>
      <text:p text:style-name="P7"><text:s/></text:p>
      <text:p text:style-name="P12"><text:s/>//Pads a string.</text:p>
      <text:p text:style-name="P9"><text:span text:style-name="T11"><text:s/>LPWSTR</text:span><text:span text:style-name="T7"> </text:span><text:span text:style-name="T9">DLLEXPORT</text:span><text:span text:style-name="T7"> padString(</text:span><text:span text:style-name="T11">LPWSTR</text:span><text:span text:style-name="T7"> </text:span><text:span text:style-name="T13">strToPad</text:span><text:span text:style-name="T7">, </text:span><text:span text:style-name="T3">wchar_t</text:span><text:span text:style-name="T7"> </text:span><text:span text:style-name="T13">charToPad</text:span><text:span text:style-name="T7">, </text:span><text:span text:style-name="T3">int</text:span><text:span text:style-name="T7"> </text:span><text:span text:style-name="T13">length</text:span><text:span text:style-name="T7">, </text:span><text:span text:style-name="T3">bool</text:span><text:span text:style-name="T7"> </text:span><text:span text:style-name="T13">leftPad</text:span><text:span text:style-name="T7">);</text:span></text:p>
      <text:p text:style-name="P12"><text:s/>//Pads a string.</text:p>
      <text:p text:style-name="P9"><text:span text:style-name="T11"><text:s/>LPSTR</text:span><text:span text:style-name="T7"> </text:span><text:span text:style-name="T9">DLLEXPORT</text:span><text:span text:style-name="T7"> padString(</text:span><text:span text:style-name="T11">LPSTR</text:span><text:span text:style-name="T7"> </text:span><text:span text:style-name="T13">strToPad</text:span><text:span text:style-name="T7">, </text:span><text:span text:style-name="T3">char</text:span><text:span text:style-name="T7"> </text:span><text:span text:style-name="T13">charToPad</text:span><text:span text:style-name="T7">, </text:span><text:span text:style-name="T3">int</text:span><text:span text:style-name="T7"> </text:span><text:span text:style-name="T13">length</text:span><text:span text:style-name="T7">, </text:span><text:span text:style-name="T3">bool</text:span><text:span text:style-name="T7"> </text:span><text:span text:style-name="T13">leftPad</text:span><text:span text:style-name="T7">);</text:span></text:p>
      <text:p text:style-name="P7"><text:s/></text:p>
      <text:p text:style-name="P12"><text:soft-page-break/><text:s/>//Pads a string.</text:p>
      <text:p text:style-name="P9"><text:span text:style-name="T11"><text:s/>LPWSTR</text:span><text:span text:style-name="T7"> </text:span><text:span text:style-name="T9">DLLEXPORT</text:span><text:span text:style-name="T7"> padString(</text:span><text:span text:style-name="T3">int</text:span><text:span text:style-name="T7"> </text:span><text:span text:style-name="T13">number</text:span><text:span text:style-name="T7">, </text:span><text:span text:style-name="T3">wchar_t</text:span><text:span text:style-name="T7"> </text:span><text:span text:style-name="T13">charToPad</text:span><text:span text:style-name="T7">, </text:span><text:span text:style-name="T3">int</text:span><text:span text:style-name="T7"> </text:span><text:span text:style-name="T13">length</text:span><text:span text:style-name="T7">, </text:span><text:span text:style-name="T3">bool</text:span><text:span text:style-name="T7"> </text:span><text:span text:style-name="T13">leftPad</text:span><text:span text:style-name="T7">);</text:span></text:p>
      <text:p text:style-name="P12"><text:s/>//Pads a string.</text:p>
      <text:p text:style-name="P9"><text:span text:style-name="T11"><text:s/>LPWSTR</text:span><text:span text:style-name="T7"> </text:span><text:span text:style-name="T9">DLLEXPORT</text:span><text:span text:style-name="T7"> padString(</text:span><text:span text:style-name="T3">long</text:span><text:span text:style-name="T7"> </text:span><text:span text:style-name="T13">number</text:span><text:span text:style-name="T7">, </text:span><text:span text:style-name="T3">wchar_t</text:span><text:span text:style-name="T7"> </text:span><text:span text:style-name="T13">charToPad</text:span><text:span text:style-name="T7">, </text:span><text:span text:style-name="T3">int</text:span><text:span text:style-name="T7"> </text:span><text:span text:style-name="T13">length</text:span><text:span text:style-name="T7">, </text:span><text:span text:style-name="T3">bool</text:span><text:span text:style-name="T7"> </text:span><text:span text:style-name="T13">leftPad</text:span><text:span text:style-name="T7">);</text:span></text:p>
      <text:p text:style-name="P12"><text:s/>//Pads a string.</text:p>
      <text:p text:style-name="P9"><text:span text:style-name="T11"><text:s/>LPWSTR</text:span><text:span text:style-name="T7"> </text:span><text:span text:style-name="T9">DLLEXPORT</text:span><text:span text:style-name="T7"> padString(</text:span><text:span text:style-name="T3">double</text:span><text:span text:style-name="T7"> </text:span><text:span text:style-name="T13">number</text:span><text:span text:style-name="T7">, </text:span><text:span text:style-name="T3">wchar_t</text:span><text:span text:style-name="T7"> </text:span><text:span text:style-name="T13">charToPad</text:span><text:span text:style-name="T7">, </text:span><text:span text:style-name="T3">int</text:span><text:span text:style-name="T7"> </text:span><text:span text:style-name="T13">length</text:span><text:span text:style-name="T7">, </text:span><text:span text:style-name="T3">bool</text:span><text:span text:style-name="T7"> </text:span><text:span text:style-name="T13">leftPad</text:span><text:span text:style-name="T7">);</text:span></text:p>
      <text:p text:style-name="P12"><text:s/>//Pads a string.</text:p>
      <text:p text:style-name="P9"><text:span text:style-name="T11"><text:s/>LPWSTR</text:span><text:span text:style-name="T7"> </text:span><text:span text:style-name="T9">DLLEXPORT</text:span><text:span text:style-name="T7"> padString(</text:span><text:span text:style-name="T3">float</text:span><text:span text:style-name="T7"> </text:span><text:span text:style-name="T13">number</text:span><text:span text:style-name="T7">, </text:span><text:span text:style-name="T3">wchar_t</text:span><text:span text:style-name="T7"> </text:span><text:span text:style-name="T13">charToPad</text:span><text:span text:style-name="T7">, </text:span><text:span text:style-name="T3">int</text:span><text:span text:style-name="T7"> </text:span><text:span text:style-name="T13">length</text:span><text:span text:style-name="T7">, </text:span><text:span text:style-name="T3">bool</text:span><text:span text:style-name="T7"> </text:span><text:span text:style-name="T13">leftPad</text:span><text:span text:style-name="T7">);</text:span></text:p>
      <text:p text:style-name="P12"><text:s/>//Pads a string.</text:p>
      <text:p text:style-name="P9"><text:span text:style-name="T11"><text:s/>LPWSTR</text:span><text:span text:style-name="T7"> </text:span><text:span text:style-name="T9">DLLEXPORT</text:span><text:span text:style-name="T7"> padString(</text:span><text:span text:style-name="T3">__int64</text:span><text:span text:style-name="T7"> </text:span><text:span text:style-name="T13">number</text:span><text:span text:style-name="T7">, </text:span><text:span text:style-name="T3">wchar_t</text:span><text:span text:style-name="T7"> </text:span><text:span text:style-name="T13">charToPad</text:span><text:span text:style-name="T7">, </text:span><text:span text:style-name="T3">int</text:span><text:span text:style-name="T7"> </text:span><text:span text:style-name="T13">length</text:span><text:span text:style-name="T7">, </text:span><text:span text:style-name="T3">bool</text:span><text:span text:style-name="T7"> </text:span><text:span text:style-name="T13">leftPad</text:span><text:span text:style-name="T7">);</text:span></text:p>
      <text:p text:style-name="P8"><text:s/></text:p>
      <text:p text:style-name="P11"><text:s/>/**</text:p>
      <text:p text:style-name="P12"><text:s/><text:tab/>Determines the file size.</text:p>
      <text:p text:style-name="P12"><text:s/>**/</text:p>
      <text:p text:style-name="P9"><text:span text:style-name="T11"><text:s/>INT64</text:span><text:span text:style-name="T7"> </text:span><text:span text:style-name="T9">DLLEXPORT</text:span><text:span text:style-name="T7"> determineFileSize(</text:span><text:span text:style-name="T11">LPWSTR</text:span><text:span text:style-name="T7"> </text:span><text:span text:style-name="T13">fileName</text:span><text:span text:style-name="T7">);</text:span></text:p>
      <text:p text:style-name="P7"><text:s/></text:p>
      <text:p text:style-name="P9"><text:span text:style-name="T11"><text:s/>INT64</text:span><text:span text:style-name="T7"> </text:span><text:span text:style-name="T9">DLLEXPORT</text:span><text:span text:style-name="T7"> determineFileSize(</text:span><text:span text:style-name="T11">LPSTR</text:span><text:span text:style-name="T7"> </text:span><text:span text:style-name="T13">fileName</text:span><text:span text:style-name="T7">);</text:span></text:p>
      <text:p text:style-name="P8"/>
      <text:p text:style-name="P8"><text:s/></text:p>
      <text:p text:style-name="P13"/>
      <text:h text:style-name="Heading_20_3" text:outline-level="3"><text:s/>General Classes</text:h>
      <text:p text:style-name="P15"><text:s/>These classes may be derived, or used as is, to perform various functions including Win32 GUI operations.</text:p>
      <text:p text:style-name="P11"><text:s/>/** Used to stream from files. **/</text:p>
      <text:p text:style-name="P9"><text:span text:style-name="T3"><text:s/>class</text:span><text:span text:style-name="T7"> </text:span><text:span text:style-name="T9">DLLEXPORT</text:span><text:span text:style-name="T7"> </text:span><text:span text:style-name="T11">FileStream</text:span></text:p>
      <text:p text:style-name="P7"><text:s/>{</text:p>
      <text:p text:style-name="P9"><text:span text:style-name="T3"><text:s/>public</text:span><text:span text:style-name="T7">:</text:span></text:p>
      <text:p text:style-name="P9"><text:span text:style-name="T7"><text:s/><text:tab/>FileStream();<text:tab/><text:tab/></text:span><text:span text:style-name="T15">//Construtor.</text:span></text:p>
      <text:p text:style-name="P9"><text:span text:style-name="T7"><text:s/><text:tab/>~FileStream();<text:tab/><text:tab/></text:span><text:span text:style-name="T15">//Destructor.</text:span></text:p>
      <text:p text:style-name="P7"><text:s/></text:p>
      <text:p text:style-name="P9"><text:span text:style-name="T7"><text:s/><text:tab/></text:span><text:span text:style-name="T11">INT64</text:span><text:span text:style-name="T7"> fileSize;<text:tab/><text:tab/></text:span><text:span text:style-name="T15">//The file size in bytes, indicates the end of the file as well.</text:span></text:p>
      <text:p text:style-name="P7"><text:s/></text:p>
      <text:p text:style-name="P9"><text:span text:style-name="T7"><text:s/><text:tab/></text:span><text:span text:style-name="T11">LPWSTR</text:span><text:span text:style-name="T7"> m_FileName;<text:tab/></text:span><text:span text:style-name="T15">//The filename being read.</text:span></text:p>
      <text:p text:style-name="P9"><text:span text:style-name="T7"><text:s/><text:tab/></text:span><text:span text:style-name="T11">INT64</text:span><text:span text:style-name="T7"> readLen;<text:tab/><text:tab/></text:span><text:span text:style-name="T15">//used to read the file.</text:span></text:p>
      <text:p text:style-name="P7"><text:s/></text:p>
      <text:p text:style-name="P9"><text:span text:style-name="T7"><text:s/><text:tab/></text:span><text:span text:style-name="T11">wifstream</text:span><text:span text:style-name="T7">* file;<text:tab/><text:tab/></text:span><text:span text:style-name="T15">//The file object.</text:span></text:p>
      <text:p text:style-name="P7"><text:s/></text:p>
      <text:p text:style-name="P9"><text:span text:style-name="T7"><text:s/><text:tab/></text:span><text:span text:style-name="T15">/** Opens the file. */</text:span></text:p>
      <text:p text:style-name="P9"><text:span text:style-name="T7"><text:s/><text:tab/></text:span><text:span text:style-name="T3">bool</text:span><text:span text:style-name="T7"> openFile(</text:span><text:span text:style-name="T11">LPWSTR</text:span><text:span text:style-name="T7"> </text:span><text:span text:style-name="T13">p_FileName</text:span><text:span text:style-name="T7">);</text:span></text:p>
      <text:p text:style-name="P7"><text:s/></text:p>
      <text:p text:style-name="P9"><text:span text:style-name="T7"><text:s/><text:tab/></text:span><text:span text:style-name="T15">/** Closes the file. */</text:span></text:p>
      <text:p text:style-name="P9"><text:span text:style-name="T7"><text:s/><text:tab/></text:span><text:span text:style-name="T3">bool</text:span><text:span text:style-name="T7"> closeFile();</text:span></text:p>
      <text:p text:style-name="P7"><text:s/></text:p>
      <text:p text:style-name="P9"><text:span text:style-name="T7"><text:s/><text:tab/></text:span><text:span text:style-name="T15">/** </text:span></text:p>
      <text:p text:style-name="P12"><text:s/><text:tab/><text:tab/>Reads from start to end into buffer. </text:p>
      <text:p text:style-name="P12"><text:s/><text:tab/><text:tab/>The buffer is expected to be of correct size.</text:p>
      <text:p text:style-name="P12"><text:s/><text:tab/>**/</text:p>
      <text:p text:style-name="P9"><text:span text:style-name="T7"><text:s/><text:tab/></text:span><text:span text:style-name="T3">bool</text:span><text:span text:style-name="T7"> readFile(</text:span><text:span text:style-name="T11">LPWSTR</text:span><text:span text:style-name="T7"> </text:span><text:span text:style-name="T13">buffer</text:span><text:span text:style-name="T7">, </text:span><text:span text:style-name="T11">INT64</text:span><text:span text:style-name="T7"> </text:span><text:span text:style-name="T13">start</text:span><text:span text:style-name="T7">, </text:span><text:span text:style-name="T11">INT64</text:span><text:span text:style-name="T7"> </text:span><text:span text:style-name="T13">end</text:span><text:span text:style-name="T7">);</text:span></text:p>
      <text:p text:style-name="P7"><text:s/></text:p>
      <text:p text:style-name="P7"><text:s/>};</text:p>
      <text:p text:style-name="P14"><text:s/></text:p>
      <text:p text:style-name="P11"><text:s/>/**</text:p>
      <text:p text:style-name="P12"><text:s/><text:tab/>This class must be overridden to enable easy testing of any function(s).</text:p>
      <text:p text:style-name="P12"><text:s/>**/</text:p>
      <text:p text:style-name="P9"><text:span text:style-name="T3"><text:s/>class</text:span><text:span text:style-name="T7"> </text:span><text:span text:style-name="T9">DLLEXPORT</text:span><text:span text:style-name="T7"> </text:span><text:span text:style-name="T11">TestSuite</text:span></text:p>
      <text:p text:style-name="P7"><text:s/>{</text:p>
      <text:p text:style-name="P9"><text:span text:style-name="T3"><text:s/>public</text:span><text:span text:style-name="T7">:</text:span></text:p>
      <text:p text:style-name="P9"><text:span text:style-name="T7"><text:s/><text:tab/>TestSuite(</text:span><text:span text:style-name="T11">AlCLogger</text:span><text:span text:style-name="T7">* </text:span><text:span text:style-name="T13">p_Logger</text:span><text:span text:style-name="T7">);<text:tab/><text:tab/></text:span><text:span text:style-name="T15">//Constructor.</text:span></text:p>
      <text:p text:style-name="P9"><text:span text:style-name="T7"><text:s/><text:tab/></text:span><text:span text:style-name="T3">virtual</text:span><text:span text:style-name="T7"> ~TestSuite() {};<text:tab/><text:tab/><text:tab/></text:span><text:span text:style-name="T15">//Destructor.</text:span></text:p>
      <text:p text:style-name="P7"><text:s/></text:p>
      <text:p text:style-name="P9"><text:span text:style-name="T7"><text:s/><text:tab/></text:span><text:span text:style-name="T11">AlCLogger</text:span><text:span text:style-name="T7">* logger;</text:span></text:p>
      <text:p text:style-name="P7"><text:s/></text:p>
      <text:p text:style-name="P9"><text:span text:style-name="T7"><text:s/><text:tab/></text:span><text:span text:style-name="T15">/** This function must be invoked to start running tests. */</text:span></text:p>
      <text:p text:style-name="P9"><text:span text:style-name="T7"><text:s/><text:tab/></text:span><text:span text:style-name="T3">bool</text:span><text:span text:style-name="T7"> startTests();</text:span></text:p>
      <text:p text:style-name="P7"><text:s/></text:p>
      <text:p text:style-name="P9"><text:span text:style-name="T7"><text:s/><text:tab/></text:span><text:span text:style-name="T15">/** This must be implemented to run the actual tests.*/</text:span></text:p>
      <text:p text:style-name="P9"><text:span text:style-name="T7"><text:s/><text:tab/></text:span><text:span text:style-name="T3">virtual</text:span><text:span text:style-name="T7"> </text:span><text:span text:style-name="T3">bool</text:span><text:span text:style-name="T7"> runTests() { </text:span><text:span text:style-name="T3">return</text:span><text:span text:style-name="T7"> </text:span><text:span text:style-name="T3">false</text:span><text:span text:style-name="T7">; };</text:span></text:p>
      <text:p text:style-name="P7"><text:s/></text:p>
      <text:p text:style-name="P9"><text:span text:style-name="T7"><text:s/><text:tab/></text:span><text:span text:style-name="T3">wchar_t</text:span><text:span text:style-name="T7"> tbuffer[2048];</text:span></text:p>
      <text:p text:style-name="P7"><text:s/></text:p>
      <text:p text:style-name="P9"><text:span text:style-name="T7"><text:s/><text:tab/></text:span><text:span text:style-name="T15">/** Stamps the results so far to logger. */</text:span></text:p>
      <text:p text:style-name="P9"><text:span text:style-name="T7"><text:s/><text:tab/></text:span><text:span text:style-name="T3">void</text:span><text:span text:style-name="T7"> stampResults();</text:span></text:p>
      <text:p text:style-name="P7"><text:s/></text:p>
      <text:p text:style-name="P9"><text:span text:style-name="T7"><text:s/><text:tab/></text:span><text:span text:style-name="T3">int</text:span><text:span text:style-name="T7"> total;<text:tab/><text:tab/><text:tab/><text:tab/><text:tab/></text:span><text:span text:style-name="T15">//Test counts.</text:span></text:p>
      <text:p text:style-name="P9"><text:span text:style-name="T7"><text:s/><text:tab/></text:span><text:span text:style-name="T3">int</text:span><text:span text:style-name="T7"> success;</text:span></text:p>
      <text:p text:style-name="P9"><text:span text:style-name="T7"><text:s/><text:tab/></text:span><text:span text:style-name="T3">int</text:span><text:span text:style-name="T7"> fail;</text:span></text:p>
      <text:p text:style-name="P7"><text:s/></text:p>
      <text:p text:style-name="P7"><text:s/></text:p>
      <text:p text:style-name="P7"><text:s/>};</text:p>
      <text:p text:style-name="P7"><text:s/></text:p>
      <text:p text:style-name="P14"/>
      <text:p text:style-name="P14"/>
      <text:p text:style-name="P16"/>
      <text:p text:style-name="P11"><text:s/>/**</text:p>
      <text:p text:style-name="P12"><text:s/><text:tab/>This class manages high performance timing.</text:p>
      <text:p text:style-name="P12"><text:s/>**/</text:p>
      <text:p text:style-name="P9"><text:span text:style-name="T3"><text:s/>class</text:span><text:span text:style-name="T7"> </text:span><text:span text:style-name="T9">DLLEXPORT</text:span><text:span text:style-name="T7"> </text:span><text:span text:style-name="T11">HighPerformanceTimer</text:span></text:p>
      <text:p text:style-name="P7"><text:s/>{</text:p>
      <text:p text:style-name="P9"><text:span text:style-name="T3"><text:s/>public</text:span><text:span text:style-name="T7">:</text:span></text:p>
      <text:p text:style-name="P9"><text:span text:style-name="T7"><text:s/><text:tab/></text:span><text:span text:style-name="T15">/** Constructor. */</text:span></text:p>
      <text:p text:style-name="P7"><text:s/><text:tab/>HighPerformanceTimer();</text:p>
      <text:p text:style-name="P7"><text:s/></text:p>
      <text:p text:style-name="P9"><text:span text:style-name="T7"><text:s/><text:tab/></text:span><text:span text:style-name="T15">/** Destructor. */</text:span></text:p>
      <text:p text:style-name="P7"><text:s/><text:tab/>~HighPerformanceTimer();</text:p>
      <text:p text:style-name="P7"><text:s/></text:p>
      <text:p text:style-name="P9"><text:span text:style-name="T7"><text:s/><text:tab/></text:span><text:span text:style-name="T15">/** Ticks the timer one on. */</text:span></text:p>
      <text:p text:style-name="P9"><text:span text:style-name="T7"><text:s/><text:tab/></text:span><text:span text:style-name="T3">void</text:span><text:span text:style-name="T7"> tick();</text:span></text:p>
      <text:p text:style-name="P7"><text:s/></text:p>
      <text:p text:style-name="P9"><text:span text:style-name="T7"><text:s/><text:tab/></text:span><text:span text:style-name="T15">/** Used to stamp the diff, as human readable to an output buffer. */</text:span></text:p>
      <text:p text:style-name="P9"><text:span text:style-name="T7"><text:s/><text:tab/></text:span><text:span text:style-name="T3">void</text:span><text:span text:style-name="T7"> stampDiff(</text:span><text:span text:style-name="T11">LPWSTR</text:span><text:span text:style-name="T7"> </text:span><text:span text:style-name="T13">p_tbuffer</text:span><text:span text:style-name="T7">, </text:span><text:span text:style-name="T3">int</text:span><text:span text:style-name="T7"> </text:span><text:span text:style-name="T13">maxsize</text:span><text:span text:style-name="T7">);</text:span></text:p>
      <text:p text:style-name="P7"><text:s/></text:p>
      <text:p text:style-name="P9"><text:span text:style-name="T7"><text:s/><text:tab/></text:span><text:span text:style-name="T11">LARGE_INTEGER</text:span><text:span text:style-name="T7"> scale;<text:tab/></text:span><text:span text:style-name="T15">//Obtained by calling query performance frequency, used to scale the performance counter to ms.</text:span></text:p>
      <text:p text:style-name="P9"><text:span text:style-name="T7"><text:s/><text:tab/></text:span><text:span text:style-name="T11">LARGE_INTEGER</text:span><text:span text:style-name="T7"> counter;<text:tab/></text:span><text:span text:style-name="T15">//Obtained by calling query performance counter, converted to ms, at each stamp.</text:span></text:p>
      <text:p text:style-name="P7"><text:s/></text:p>
      <text:p text:style-name="P9"><text:span text:style-name="T7"><text:s/><text:tab/></text:span><text:span text:style-name="T11">INT64</text:span><text:span text:style-name="T7"> tmp;<text:tab/><text:tab/><text:tab/><text:tab/></text:span><text:span text:style-name="T15">//Used to hold the previous tick information.</text:span></text:p>
      <text:p text:style-name="P9"><text:span text:style-name="T7"><text:s/><text:tab/></text:span><text:span text:style-name="T11">INT64</text:span><text:span text:style-name="T7"> diff;<text:tab/><text:tab/><text:tab/><text:tab/></text:span><text:span text:style-name="T15">//Used to hold/calculate the actual tick value.</text:span></text:p>
      <text:p text:style-name="P7"><text:s/></text:p>
      <text:p text:style-name="P7"><text:s/></text:p>
      <text:p text:style-name="P7"><text:s/>};</text:p>
      <text:p text:style-name="P7"><text:s/></text:p>
      <text:p text:style-name="P11"><text:s/>//Stores window and container handles.</text:p>
      <text:p text:style-name="P9"><text:span text:style-name="T3"><text:s/>struct</text:span><text:span text:style-name="T7"> </text:span><text:span text:style-name="T11">HWNDContainer</text:span></text:p>
      <text:p text:style-name="P7"><text:s/>{</text:p>
      <text:p text:style-name="P9"><text:span text:style-name="T7"><text:s/><text:tab/></text:span><text:span text:style-name="T15">//Constructor.</text:span></text:p>
      <text:p text:style-name="P9"><text:span text:style-name="T7"><text:s/><text:tab/></text:span><text:span text:style-name="T11">HWNDContainer</text:span><text:span text:style-name="T7">::HWNDContainer()</text:span></text:p>
      <text:p text:style-name="P7"><text:s/><text:tab/>{</text:p>
      <text:p text:style-name="P9"><text:span text:style-name="T7"><text:s/><text:tab/><text:tab/>hwnd = </text:span><text:span text:style-name="T9">NULL</text:span><text:span text:style-name="T7">;</text:span></text:p>
      <text:p text:style-name="P9"><text:span text:style-name="T7"><text:s/><text:tab/><text:tab/>container = </text:span><text:span text:style-name="T9">NULL</text:span><text:span text:style-name="T7">;</text:span></text:p>
      <text:p text:style-name="P7"><text:s/><text:tab/>};</text:p>
      <text:p text:style-name="P7"><text:s/></text:p>
      <text:p text:style-name="P9"><text:span text:style-name="T7"><text:s/><text:tab/></text:span><text:span text:style-name="T11">HWND</text:span><text:span text:style-name="T7"> hwnd;</text:span></text:p>
      <text:p text:style-name="P9"><text:span text:style-name="T7"><text:s/><text:tab/></text:span><text:span text:style-name="T11">ComponentContainer</text:span><text:span text:style-name="T7"> *container;</text:span></text:p>
      <text:p text:style-name="P7"><text:s/>};</text:p>
      <text:p text:style-name="P14"><text:s/></text:p>
      <text:p text:style-name="P11"><text:s/>//Contains components.</text:p>
      <text:p text:style-name="P9"><text:span text:style-name="T3"><text:s/>class</text:span><text:span text:style-name="T7"> </text:span><text:span text:style-name="T9">DLLEXPORT</text:span><text:span text:style-name="T7"> </text:span><text:span text:style-name="T11">ComponentContainer</text:span></text:p>
      <text:p text:style-name="P7"><text:s/>{</text:p>
      <text:p text:style-name="P9"><text:span text:style-name="T3"><text:s/>public</text:span><text:span text:style-name="T7">:</text:span></text:p>
      <text:p text:style-name="P9"><text:span text:style-name="T7"><text:s/><text:tab/>ComponentContainer(</text:span><text:span text:style-name="T11">AlCLogger</text:span><text:span text:style-name="T7"> *</text:span><text:span text:style-name="T13">vLogger</text:span><text:span text:style-name="T7">, </text:span><text:span text:style-name="T11">HINSTANCE</text:span><text:span text:style-name="T7"> </text:span><text:span text:style-name="T13">vInst</text:span><text:span text:style-name="T7">);</text:span></text:p>
      <text:p text:style-name="P9"><text:span text:style-name="T7"><text:s/><text:tab/></text:span><text:span text:style-name="T3">virtual</text:span><text:span text:style-name="T7"> ~ComponentContainer();</text:span></text:p>
      <text:p text:style-name="P7"><text:s/></text:p>
      <text:p text:style-name="P9"><text:span text:style-name="T7"><text:s/><text:tab/></text:span><text:span text:style-name="T3">bool</text:span><text:span text:style-name="T7"> addComponent(</text:span><text:span text:style-name="T11">Component</text:span><text:span text:style-name="T7"> *</text:span><text:span text:style-name="T13">component</text:span><text:span text:style-name="T7">);</text:span></text:p>
      <text:p text:style-name="P9"><text:span text:style-name="T7"><text:s/><text:tab/></text:span><text:span text:style-name="T3">void</text:span><text:span text:style-name="T7"> displayCurrentComponents();</text:span></text:p>
      <text:p text:style-name="P9"><text:span text:style-name="T7"><text:s/><text:tab/></text:span><text:span text:style-name="T3">bool</text:span><text:span text:style-name="T7"> createWindowClass(</text:span><text:span text:style-name="T11">LPWSTR</text:span><text:span text:style-name="T7"> </text:span><text:span text:style-name="T13">vClassName</text:span><text:span text:style-name="T7">);</text:span></text:p>
      <text:p text:style-name="P9"><text:span text:style-name="T7"><text:s/><text:tab/></text:span><text:span text:style-name="T3">bool</text:span><text:span text:style-name="T7"> createWindow(</text:span><text:span text:style-name="T11">LPWSTR</text:span><text:span text:style-name="T7"> </text:span><text:span text:style-name="T13">windowText</text:span><text:span text:style-name="T7">);</text:span></text:p>
      <text:p text:style-name="P7"><text:s/></text:p>
      <text:p text:style-name="P9"><text:span text:style-name="T7"><text:s/><text:tab/></text:span><text:span text:style-name="T15">//Generic</text:span></text:p>
      <text:p text:style-name="P9"><text:span text:style-name="T7"><text:s/><text:tab/></text:span><text:span text:style-name="T3">bool</text:span><text:span text:style-name="T7"> addComponent(</text:span><text:span text:style-name="T11">LPWSTR</text:span><text:span text:style-name="T7"> </text:span><text:span text:style-name="T13">className</text:span><text:span text:style-name="T7">, </text:span><text:span text:style-name="T3">int</text:span><text:span text:style-name="T7"> </text:span><text:span text:style-name="T13">id</text:span><text:span text:style-name="T7">, </text:span><text:span text:style-name="T11">LPWSTR</text:span><text:span text:style-name="T7"> </text:span><text:span text:style-name="T13">text</text:span><text:span text:style-name="T7">, </text:span><text:span text:style-name="T3">int</text:span><text:span text:style-name="T7"> </text:span><text:span text:style-name="T13">x</text:span><text:span text:style-name="T7">, </text:span><text:span text:style-name="T3">int</text:span><text:span text:style-name="T7"> </text:span><text:span text:style-name="T13">y</text:span><text:span text:style-name="T7">, </text:span><text:span text:style-name="T3">int</text:span><text:span text:style-name="T7"> </text:span><text:span text:style-name="T13">width</text:span><text:span text:style-name="T7">, </text:span><text:span text:style-name="T3">int</text:span><text:span text:style-name="T7"> </text:span><text:span text:style-name="T13">height</text:span><text:span text:style-name="T7">, </text:span><text:span text:style-name="T11">DWORD</text:span><text:span text:style-name="T7"> </text:span><text:span text:style-name="T13">style</text:span><text:span text:style-name="T7">);</text:span></text:p>
      <text:p text:style-name="P9"><text:span text:style-name="T7"><text:s/><text:tab/></text:span><text:span text:style-name="T3">void</text:span><text:span text:style-name="T7"> getText(</text:span><text:span text:style-name="T3">int</text:span><text:span text:style-name="T7"> </text:span><text:span text:style-name="T13">componentId</text:span><text:span text:style-name="T7">, </text:span><text:span text:style-name="T11">LPWSTR</text:span><text:span text:style-name="T7"> </text:span><text:span text:style-name="T13">out</text:span><text:span text:style-name="T7">, </text:span><text:span text:style-name="T3">int</text:span><text:span text:style-name="T7"> </text:span><text:span text:style-name="T13">max</text:span><text:span text:style-name="T7">);</text:span></text:p>
      <text:p text:style-name="P9"><text:span text:style-name="T7"><text:s/><text:tab/></text:span><text:span text:style-name="T3">void</text:span><text:span text:style-name="T7"> setText(</text:span><text:span text:style-name="T3">int</text:span><text:span text:style-name="T7"> </text:span><text:span text:style-name="T13">componentId</text:span><text:span text:style-name="T7">, </text:span><text:span text:style-name="T11">LPWSTR</text:span><text:span text:style-name="T7"> </text:span><text:span text:style-name="T13">in</text:span><text:span text:style-name="T7">, </text:span><text:span text:style-name="T3">int</text:span><text:span text:style-name="T7"> </text:span><text:span text:style-name="T13">max</text:span><text:span text:style-name="T7">);</text:span></text:p>
      <text:p text:style-name="P9"><text:span text:style-name="T7"><text:s/><text:tab/></text:span><text:span text:style-name="T11">LRESULT</text:span><text:span text:style-name="T7"> sendMessage(</text:span><text:span text:style-name="T3">int</text:span><text:span text:style-name="T7"> </text:span><text:span text:style-name="T13">componentId</text:span><text:span text:style-name="T7">, </text:span><text:span text:style-name="T11">UINT</text:span><text:span text:style-name="T7"> </text:span><text:span text:style-name="T13">msg</text:span><text:span text:style-name="T7">, </text:span><text:span text:style-name="T11">WPARAM</text:span><text:span text:style-name="T7"> </text:span><text:span text:style-name="T13">w</text:span><text:span text:style-name="T7">, </text:span><text:span text:style-name="T11">LPARAM</text:span><text:span text:style-name="T7"> </text:span><text:span text:style-name="T13">l</text:span><text:span text:style-name="T7">);</text:span></text:p>
      <text:p text:style-name="P7"><text:s/></text:p>
      <text:p text:style-name="P9"><text:span text:style-name="T7"><text:s/><text:tab/></text:span><text:span text:style-name="T15">//Static</text:span></text:p>
      <text:p text:style-name="P9"><text:span text:style-name="T7"><text:s/><text:tab/></text:span><text:span text:style-name="T3">bool</text:span><text:span text:style-name="T7"> addStatic(</text:span><text:span text:style-name="T3">int</text:span><text:span text:style-name="T7"> </text:span><text:span text:style-name="T13">id</text:span><text:span text:style-name="T7">, </text:span><text:span text:style-name="T11">LPWSTR</text:span><text:span text:style-name="T7"> </text:span><text:span text:style-name="T13">text</text:span><text:span text:style-name="T7">, </text:span><text:span text:style-name="T3">int</text:span><text:span text:style-name="T7"> </text:span><text:span text:style-name="T13">x</text:span><text:span text:style-name="T7">, </text:span><text:span text:style-name="T3">int</text:span><text:span text:style-name="T7"> </text:span><text:span text:style-name="T13">y</text:span><text:span text:style-name="T7">, </text:span><text:span text:style-name="T3">int</text:span><text:span text:style-name="T7"> </text:span><text:span text:style-name="T13">width</text:span><text:span text:style-name="T7">, </text:span><text:span text:style-name="T3">int</text:span><text:span text:style-name="T7"> </text:span><text:span text:style-name="T13">height</text:span><text:span text:style-name="T7">, </text:span><text:span text:style-name="T11">DWORD</text:span><text:span text:style-name="T7"> </text:span><text:span text:style-name="T13">style</text:span><text:span text:style-name="T7">);</text:span></text:p>
      <text:p text:style-name="P7"><text:s/></text:p>
      <text:p text:style-name="P9"><text:span text:style-name="T7"><text:s/><text:tab/></text:span><text:span text:style-name="T15">//Button</text:span></text:p>
      <text:p text:style-name="P9"><text:span text:style-name="T7"><text:s/><text:tab/></text:span><text:span text:style-name="T3">bool</text:span><text:span text:style-name="T7"> addButton(</text:span><text:span text:style-name="T3">int</text:span><text:span text:style-name="T7"> </text:span><text:span text:style-name="T13">id</text:span><text:span text:style-name="T7">, </text:span><text:span text:style-name="T11">LPWSTR</text:span><text:span text:style-name="T7"> </text:span><text:span text:style-name="T13">text</text:span><text:span text:style-name="T7">, </text:span><text:span text:style-name="T3">int</text:span><text:span text:style-name="T7"> </text:span><text:span text:style-name="T13">x</text:span><text:span text:style-name="T7">, </text:span><text:span text:style-name="T3">int</text:span><text:span text:style-name="T7"> </text:span><text:span text:style-name="T13">y</text:span><text:span text:style-name="T7">, </text:span><text:span text:style-name="T3">int</text:span><text:span text:style-name="T7"> </text:span><text:span text:style-name="T13">width</text:span><text:span text:style-name="T7">, </text:span><text:span text:style-name="T3">int</text:span><text:span text:style-name="T7"> </text:span><text:span text:style-name="T13">height</text:span><text:span text:style-name="T7">, </text:span><text:span text:style-name="T11">DWORD</text:span><text:span text:style-name="T7"> </text:span><text:span text:style-name="T13">style</text:span><text:span text:style-name="T7">);</text:span></text:p>
      <text:p text:style-name="P7"><text:s/></text:p>
      <text:p text:style-name="P9"><text:span text:style-name="T7"><text:s/><text:tab/></text:span><text:span text:style-name="T15">//Is button checked?</text:span></text:p>
      <text:p text:style-name="P9"><text:span text:style-name="T7"><text:s/><text:tab/></text:span><text:span text:style-name="T3">bool</text:span><text:span text:style-name="T7"> isButtonChecked(</text:span><text:span text:style-name="T3">int</text:span><text:span text:style-name="T7"> </text:span><text:span text:style-name="T13">id</text:span><text:span text:style-name="T7">);</text:span></text:p>
      <text:p text:style-name="P7"><text:s/></text:p>
      <text:p text:style-name="P9"><text:span text:style-name="T7"><text:s/><text:tab/></text:span><text:span text:style-name="T15">//Set button check state.</text:span></text:p>
      <text:p text:style-name="P9"><text:span text:style-name="T7"><text:s/><text:tab/></text:span><text:span text:style-name="T3">void</text:span><text:span text:style-name="T7"> setButtonCheck(</text:span><text:span text:style-name="T3">int</text:span><text:span text:style-name="T7"> </text:span><text:span text:style-name="T13">id</text:span><text:span text:style-name="T7">, </text:span><text:span text:style-name="T3">bool</text:span><text:span text:style-name="T7"> </text:span><text:span text:style-name="T13">checked</text:span><text:span text:style-name="T7">);</text:span></text:p>
      <text:p text:style-name="P7"><text:s/></text:p>
      <text:p text:style-name="P9"><text:span text:style-name="T7"><text:s/><text:tab/></text:span><text:span text:style-name="T15">//Edit</text:span></text:p>
      <text:p text:style-name="P9"><text:span text:style-name="T7"><text:s/><text:tab/></text:span><text:span text:style-name="T3">bool</text:span><text:span text:style-name="T7"> addEdit(</text:span><text:span text:style-name="T3">int</text:span><text:span text:style-name="T7"> </text:span><text:span text:style-name="T13">id</text:span><text:span text:style-name="T7">, </text:span><text:span text:style-name="T11">LPWSTR</text:span><text:span text:style-name="T7"> </text:span><text:span text:style-name="T13">text</text:span><text:span text:style-name="T7">, </text:span><text:span text:style-name="T3">int</text:span><text:span text:style-name="T7"> </text:span><text:span text:style-name="T13">x</text:span><text:span text:style-name="T7">, </text:span><text:span text:style-name="T3">int</text:span><text:span text:style-name="T7"> </text:span><text:span text:style-name="T13">y</text:span><text:span text:style-name="T7">, </text:span><text:span text:style-name="T3">int</text:span><text:span text:style-name="T7"> </text:span><text:span text:style-name="T13">width</text:span><text:span text:style-name="T7">, </text:span><text:span text:style-name="T3">int</text:span><text:span text:style-name="T7"> </text:span><text:span text:style-name="T13">height</text:span><text:span text:style-name="T7">, </text:span><text:span text:style-name="T11">DWORD</text:span><text:span text:style-name="T7"> </text:span><text:span text:style-name="T13">style</text:span><text:span text:style-name="T7">);</text:span></text:p>
      <text:p text:style-name="P7"><text:s/></text:p>
      <text:p text:style-name="P9"><text:span text:style-name="T7"><text:s/><text:tab/></text:span><text:span text:style-name="T15">//List View</text:span></text:p>
      <text:p text:style-name="P9"><text:span text:style-name="T7"><text:s/><text:tab/></text:span><text:span text:style-name="T3">bool</text:span><text:span text:style-name="T7"> addListView(</text:span><text:span text:style-name="T3">int</text:span><text:span text:style-name="T7"> </text:span><text:span text:style-name="T13">id</text:span><text:span text:style-name="T7">, </text:span><text:span text:style-name="T3">int</text:span><text:span text:style-name="T7"> </text:span><text:span text:style-name="T13">x</text:span><text:span text:style-name="T7">, </text:span><text:span text:style-name="T3">int</text:span><text:span text:style-name="T7"> </text:span><text:span text:style-name="T13">y</text:span><text:span text:style-name="T7">, </text:span><text:span text:style-name="T3">int</text:span><text:span text:style-name="T7"> </text:span><text:span text:style-name="T13">width</text:span><text:span text:style-name="T7">, </text:span><text:span text:style-name="T3">int</text:span><text:span text:style-name="T7"> </text:span><text:span text:style-name="T13">height</text:span><text:span text:style-name="T7">, </text:span><text:span text:style-name="T11">DWORD</text:span><text:span text:style-name="T7"> </text:span><text:span text:style-name="T13">style</text:span><text:span text:style-name="T7">);</text:span></text:p>
      <text:p text:style-name="P7"><text:s/></text:p>
      <text:p text:style-name="P9"><text:span text:style-name="T7"><text:s/><text:tab/></text:span><text:span text:style-name="T15">//Add Column to list view.</text:span></text:p>
      <text:p text:style-name="P9"><text:span text:style-name="T7"><text:s/><text:tab/></text:span><text:span text:style-name="T3">bool</text:span><text:span text:style-name="T7"> addListViewColumn(</text:span><text:span text:style-name="T3">int</text:span><text:span text:style-name="T7"> </text:span><text:span text:style-name="T13">listViewId</text:span><text:span text:style-name="T7">, </text:span><text:span text:style-name="T3">int</text:span><text:span text:style-name="T7"> </text:span><text:span text:style-name="T13">subItemIndex</text:span><text:span text:style-name="T7">, </text:span><text:span text:style-name="T11">LPWSTR</text:span><text:span text:style-name="T7"> </text:span><text:span text:style-name="T13">colText</text:span><text:span text:style-name="T7">, </text:span><text:span text:style-name="T3">int</text:span><text:span text:style-name="T7"> </text:span><text:span text:style-name="T13">colWidth</text:span><text:span text:style-name="T7">, </text:span><text:span text:style-name="T3">int</text:span><text:span text:style-name="T7"> </text:span><text:span text:style-name="T13">lvcfmtFmt</text:span><text:span text:style-name="T7">, </text:span><text:span text:style-name="T11">UINT</text:span><text:span text:style-name="T7"> </text:span><text:span text:style-name="T13">colMask</text:span><text:span text:style-name="T7">);</text:span></text:p>
      <text:p text:style-name="P7"><text:s/></text:p>
      <text:p text:style-name="P9"><text:span text:style-name="T7"><text:s/><text:tab/></text:span><text:span text:style-name="T15">//Add a item to the listview.</text:span></text:p>
      <text:p text:style-name="P9"><text:span text:style-name="T7"><text:s/><text:tab/></text:span><text:span text:style-name="T3">bool</text:span><text:span text:style-name="T7"> addListViewItem(</text:span><text:span text:style-name="T3">int</text:span><text:span text:style-name="T7"> </text:span><text:span text:style-name="T13">listViewId</text:span><text:span text:style-name="T7">, </text:span><text:span text:style-name="T3">int</text:span><text:span text:style-name="T7"> </text:span><text:span text:style-name="T13">itemIndex</text:span><text:span text:style-name="T7">, </text:span><text:span text:style-name="T11">LPWSTR</text:span><text:span text:style-name="T7"> </text:span><text:span text:style-name="T13">coltext</text:span><text:span text:style-name="T7">, </text:span><text:span text:style-name="T11">UINT</text:span><text:span text:style-name="T7"> </text:span><text:span text:style-name="T13">colMask</text:span><text:span text:style-name="T7">);</text:span></text:p>
      <text:p text:style-name="P7"><text:s/></text:p>
      <text:p text:style-name="P9"><text:span text:style-name="T7"><text:s/><text:tab/></text:span><text:span text:style-name="T15">//Set a subitem to the listview.</text:span></text:p>
      <text:p text:style-name="P9"><text:span text:style-name="T7"><text:s/><text:tab/></text:span><text:span text:style-name="T3">bool</text:span><text:span text:style-name="T7"> setListViewSubItem(</text:span><text:span text:style-name="T3">int</text:span><text:span text:style-name="T7"> </text:span><text:span text:style-name="T13">listViewId</text:span><text:span text:style-name="T7">, </text:span><text:span text:style-name="T3">int</text:span><text:span text:style-name="T7"> </text:span><text:span text:style-name="T13">itemIndex</text:span><text:span text:style-name="T7">, </text:span><text:span text:style-name="T3">int</text:span><text:span text:style-name="T7"> </text:span><text:span text:style-name="T13">subItemId</text:span><text:span text:style-name="T7">, </text:span><text:span text:style-name="T11">LPWSTR</text:span><text:span text:style-name="T7"> </text:span><text:span text:style-name="T13">coltext</text:span><text:span text:style-name="T7">, </text:span><text:span text:style-name="T11">UINT</text:span><text:span text:style-name="T7"> </text:span><text:span text:style-name="T13">colMask</text:span><text:span text:style-name="T7">);</text:span></text:p>
      <text:p text:style-name="P7"><text:s/></text:p>
      <text:p text:style-name="P9"><text:span text:style-name="T7"><text:s/><text:tab/></text:span><text:span text:style-name="T15">//Listbox</text:span></text:p>
      <text:p text:style-name="P9"><text:soft-page-break/><text:span text:style-name="T7"><text:s/><text:tab/></text:span><text:span text:style-name="T3">bool</text:span><text:span text:style-name="T7"> addListBox(</text:span><text:span text:style-name="T3">int</text:span><text:span text:style-name="T7"> </text:span><text:span text:style-name="T13">id</text:span><text:span text:style-name="T7">, </text:span><text:span text:style-name="T11">LPWSTR</text:span><text:span text:style-name="T7"> </text:span><text:span text:style-name="T13">text</text:span><text:span text:style-name="T7">, </text:span><text:span text:style-name="T3">int</text:span><text:span text:style-name="T7"> </text:span><text:span text:style-name="T13">x</text:span><text:span text:style-name="T7">, </text:span><text:span text:style-name="T3">int</text:span><text:span text:style-name="T7"> </text:span><text:span text:style-name="T13">y</text:span><text:span text:style-name="T7">, </text:span><text:span text:style-name="T3">int</text:span><text:span text:style-name="T7"> </text:span><text:span text:style-name="T13">width</text:span><text:span text:style-name="T7">, </text:span><text:span text:style-name="T3">int</text:span><text:span text:style-name="T7"> </text:span><text:span text:style-name="T13">height</text:span><text:span text:style-name="T7">, </text:span><text:span text:style-name="T11">DWORD</text:span><text:span text:style-name="T7"> </text:span><text:span text:style-name="T13">style</text:span><text:span text:style-name="T7">);</text:span></text:p>
      <text:p text:style-name="P9"><text:span text:style-name="T7"><text:s/><text:tab/></text:span><text:span text:style-name="T3">int</text:span><text:span text:style-name="T7"> listBoxCount(</text:span><text:span text:style-name="T3">int</text:span><text:span text:style-name="T7"> </text:span><text:span text:style-name="T13">id</text:span><text:span text:style-name="T7">);</text:span></text:p>
      <text:p text:style-name="P9"><text:span text:style-name="T7"><text:s/><text:tab/></text:span><text:span text:style-name="T3">void</text:span><text:span text:style-name="T7"> listBoxClear(</text:span><text:span text:style-name="T3">int</text:span><text:span text:style-name="T7"> </text:span><text:span text:style-name="T13">id</text:span><text:span text:style-name="T7">);</text:span></text:p>
      <text:p text:style-name="P9"><text:span text:style-name="T7"><text:s/><text:tab/></text:span><text:span text:style-name="T3">void</text:span><text:span text:style-name="T7"> listBoxRemoveItem(</text:span><text:span text:style-name="T3">int</text:span><text:span text:style-name="T7"> </text:span><text:span text:style-name="T13">id</text:span><text:span text:style-name="T7">, </text:span><text:span text:style-name="T3">int</text:span><text:span text:style-name="T7"> </text:span><text:span text:style-name="T13">index</text:span><text:span text:style-name="T7">);</text:span></text:p>
      <text:p text:style-name="P9"><text:span text:style-name="T7"><text:s/><text:tab/></text:span><text:span text:style-name="T3">void</text:span><text:span text:style-name="T7"> listBoxAddString(</text:span><text:span text:style-name="T3">int</text:span><text:span text:style-name="T7"> </text:span><text:span text:style-name="T13">id</text:span><text:span text:style-name="T7">, </text:span><text:span text:style-name="T11">LPWSTR</text:span><text:span text:style-name="T7"> </text:span><text:span text:style-name="T13">string</text:span><text:span text:style-name="T7">);</text:span></text:p>
      <text:p text:style-name="P9"><text:span text:style-name="T7"><text:s/><text:tab/></text:span><text:span text:style-name="T3">void</text:span><text:span text:style-name="T7"> listBoxGetSelectedItems(</text:span><text:span text:style-name="T3">int</text:span><text:span text:style-name="T7"> </text:span><text:span text:style-name="T13">id</text:span><text:span text:style-name="T7">, </text:span><text:span text:style-name="T3">int</text:span><text:span text:style-name="T7"> </text:span><text:span text:style-name="T13">arraySize</text:span><text:span text:style-name="T7">, </text:span><text:span text:style-name="T3">int</text:span><text:span text:style-name="T7"> *</text:span><text:span text:style-name="T13">indexArray</text:span><text:span text:style-name="T7">);</text:span></text:p>
      <text:p text:style-name="P9"><text:span text:style-name="T7"><text:s/><text:tab/></text:span><text:span text:style-name="T3">int</text:span><text:span text:style-name="T7"> listBoxGetSelectedIndex(</text:span><text:span text:style-name="T3">int</text:span><text:span text:style-name="T7"> </text:span><text:span text:style-name="T13">id</text:span><text:span text:style-name="T7">);</text:span></text:p>
      <text:p text:style-name="P7"><text:s/></text:p>
      <text:p text:style-name="P9"><text:span text:style-name="T7"><text:s/><text:tab/></text:span><text:span text:style-name="T15">//Font</text:span></text:p>
      <text:p text:style-name="P9"><text:span text:style-name="T7"><text:s/><text:tab/></text:span><text:span text:style-name="T3">void</text:span><text:span text:style-name="T7"> setFont(</text:span><text:span text:style-name="T3">int</text:span><text:span text:style-name="T7"> </text:span><text:span text:style-name="T13">id</text:span><text:span text:style-name="T7">, </text:span><text:span text:style-name="T11">HFONT</text:span><text:span text:style-name="T7"> </text:span><text:span text:style-name="T13">font</text:span><text:span text:style-name="T7">);</text:span></text:p>
      <text:p text:style-name="P9"><text:span text:style-name="T7"><text:s/><text:tab/></text:span><text:span text:style-name="T11">HWND</text:span><text:span text:style-name="T7"> getHWND(</text:span><text:span text:style-name="T3">int</text:span><text:span text:style-name="T7"> </text:span><text:span text:style-name="T13">componentId</text:span><text:span text:style-name="T7">);</text:span></text:p>
      <text:p text:style-name="P7"><text:s/></text:p>
      <text:p text:style-name="P9"><text:span text:style-name="T7"><text:s/><text:tab/></text:span><text:span text:style-name="T15">//Virtual methods.</text:span></text:p>
      <text:p text:style-name="P9"><text:span text:style-name="T7"><text:s/><text:tab/></text:span><text:span text:style-name="T3">virtual</text:span><text:span text:style-name="T7"> </text:span><text:span text:style-name="T11">LRESULT</text:span><text:span text:style-name="T7"> wndMsgProc(</text:span><text:span text:style-name="T11">HWND</text:span><text:span text:style-name="T7"> </text:span><text:span text:style-name="T13">hwnd</text:span><text:span text:style-name="T7">, </text:span><text:span text:style-name="T11">UINT</text:span><text:span text:style-name="T7"> </text:span><text:span text:style-name="T13">m</text:span><text:span text:style-name="T7">, </text:span><text:span text:style-name="T11">WPARAM</text:span><text:span text:style-name="T7"> </text:span><text:span text:style-name="T13">w</text:span><text:span text:style-name="T7">, </text:span><text:span text:style-name="T11">LPARAM</text:span><text:span text:style-name="T7"> </text:span><text:span text:style-name="T13">l</text:span><text:span text:style-name="T7">, </text:span><text:span text:style-name="T3">bool</text:span><text:span text:style-name="T7"> </text:span><text:span text:style-name="T13">defaultX</text:span><text:span text:style-name="T7">);</text:span></text:p>
      <text:p text:style-name="P7"><text:s/></text:p>
      <text:p text:style-name="P9"><text:span text:style-name="T7"><text:s/><text:tab/></text:span><text:span text:style-name="T15">//Click events</text:span></text:p>
      <text:p text:style-name="P9"><text:span text:style-name="T7"><text:s/><text:tab/></text:span><text:span text:style-name="T3">virtual</text:span><text:span text:style-name="T7"> </text:span><text:span text:style-name="T3">void</text:span><text:span text:style-name="T7"> buttonClicked(</text:span><text:span text:style-name="T3">int</text:span><text:span text:style-name="T7"> </text:span><text:span text:style-name="T13">id</text:span><text:span text:style-name="T7">);</text:span></text:p>
      <text:p text:style-name="P9"><text:span text:style-name="T7"><text:s/><text:tab/></text:span><text:span text:style-name="T3">virtual</text:span><text:span text:style-name="T7"> </text:span><text:span text:style-name="T3">void</text:span><text:span text:style-name="T7"> buttonDblClicked(</text:span><text:span text:style-name="T3">int</text:span><text:span text:style-name="T7"> </text:span><text:span text:style-name="T13">id</text:span><text:span text:style-name="T7">);</text:span></text:p>
      <text:p text:style-name="P7"><text:s/></text:p>
      <text:p text:style-name="P9"><text:span text:style-name="T7"><text:s/><text:tab/></text:span><text:span text:style-name="T15">//Listbox</text:span></text:p>
      <text:p text:style-name="P9"><text:span text:style-name="T7"><text:s/><text:tab/></text:span><text:span text:style-name="T3">virtual</text:span><text:span text:style-name="T7"> </text:span><text:span text:style-name="T3">void</text:span><text:span text:style-name="T7"> listboxSelectionChange(</text:span><text:span text:style-name="T3">int</text:span><text:span text:style-name="T7"> </text:span><text:span text:style-name="T13">id</text:span><text:span text:style-name="T7">);</text:span></text:p>
      <text:p text:style-name="P7"><text:s/></text:p>
      <text:p text:style-name="P9"><text:span text:style-name="T7"><text:s/><text:tab/></text:span><text:span text:style-name="T15">//Window instance.</text:span></text:p>
      <text:p text:style-name="P9"><text:span text:style-name="T7"><text:s/><text:tab/></text:span><text:span text:style-name="T11">HINSTANCE</text:span><text:span text:style-name="T7"> inst;</text:span></text:p>
      <text:p text:style-name="P7"><text:s/></text:p>
      <text:p text:style-name="P9"><text:span text:style-name="T7"><text:s/><text:tab/></text:span><text:span text:style-name="T15">//Window handle.</text:span></text:p>
      <text:p text:style-name="P9"><text:span text:style-name="T7"><text:s/><text:tab/></text:span><text:span text:style-name="T11">HWND</text:span><text:span text:style-name="T7"> hwnd;</text:span></text:p>
      <text:p text:style-name="P7"><text:s/></text:p>
      <text:p text:style-name="P9"><text:span text:style-name="T7"><text:s/><text:tab/></text:span><text:span text:style-name="T15">//Child Components of this window.</text:span></text:p>
      <text:p text:style-name="P9"><text:span text:style-name="T7"><text:s/><text:tab/></text:span><text:span text:style-name="T11">Component</text:span><text:span text:style-name="T7"> **components;</text:span></text:p>
      <text:p text:style-name="P9"><text:span text:style-name="T7"><text:s/><text:tab/></text:span><text:span text:style-name="T3">int</text:span><text:span text:style-name="T7"> componentCount;</text:span></text:p>
      <text:p text:style-name="P7"><text:s/></text:p>
      <text:p text:style-name="P9"><text:span text:style-name="T7"><text:s/><text:tab/></text:span><text:span text:style-name="T15">//The msg used by the message loop.</text:span></text:p>
      <text:p text:style-name="P9"><text:span text:style-name="T7"><text:s/><text:tab/></text:span><text:span text:style-name="T11">MSG</text:span><text:span text:style-name="T7"> msg;</text:span></text:p>
      <text:p text:style-name="P7"><text:s/></text:p>
      <text:p text:style-name="P9"><text:span text:style-name="T7"><text:s/><text:tab/></text:span><text:span text:style-name="T15">//The window class.</text:span></text:p>
      <text:p text:style-name="P9"><text:span text:style-name="T7"><text:s/><text:tab/></text:span><text:span text:style-name="T11">WNDCLASSEX</text:span><text:span text:style-name="T7"> windowClass;</text:span></text:p>
      <text:p text:style-name="P7"><text:s/></text:p>
      <text:p text:style-name="P9"><text:span text:style-name="T7"><text:s/><text:tab/></text:span><text:span text:style-name="T15">//The window position.</text:span></text:p>
      <text:p text:style-name="P9"><text:span text:style-name="T7"><text:s/><text:tab/></text:span><text:span text:style-name="T11">RECT</text:span><text:span text:style-name="T7"> position;</text:span></text:p>
      <text:p text:style-name="P7"><text:s/></text:p>
      <text:p text:style-name="P9"><text:span text:style-name="T7"><text:s/><text:tab/></text:span><text:span text:style-name="T15">//Window syle.</text:span></text:p>
      <text:p text:style-name="P9"><text:span text:style-name="T7"><text:s/><text:tab/></text:span><text:span text:style-name="T11">DWORD</text:span><text:span text:style-name="T7"> style;</text:span></text:p>
      <text:p text:style-name="P7"><text:s/></text:p>
      <text:p text:style-name="P9"><text:span text:style-name="T7"><text:s/><text:tab/></text:span><text:span text:style-name="T11">AlCLogger</text:span><text:span text:style-name="T7"> *logger;</text:span></text:p>
      <text:p text:style-name="P7"><text:s/></text:p>
      <text:p text:style-name="P9"><text:span text:style-name="T7"><text:s/><text:tab/></text:span><text:span text:style-name="T3">wchar_t</text:span><text:span text:style-name="T7"> tbuffer[2048];</text:span></text:p>
      <text:p text:style-name="P9"><text:span text:style-name="T7"><text:s/><text:tab/></text:span><text:span text:style-name="T3">wchar_t</text:span><text:span text:style-name="T7"> tmp[2048];</text:span></text:p>
      <text:p text:style-name="P7"><text:s/></text:p>
      <text:p text:style-name="P9"><text:span text:style-name="T7"><text:s/><text:tab/></text:span><text:span text:style-name="T3">bool</text:span><text:span text:style-name="T7"> fullscreen;</text:span></text:p>
      <text:p text:style-name="P9"><text:span text:style-name="T7"><text:s/><text:tab/></text:span><text:span text:style-name="T3">int</text:span><text:span text:style-name="T7"> screenWidth;</text:span></text:p>
      <text:p text:style-name="P9"><text:span text:style-name="T7"><text:s/><text:tab/></text:span><text:span text:style-name="T3">int</text:span><text:span text:style-name="T7"> screenHeight;</text:span></text:p>
      <text:p text:style-name="P7"><text:s/></text:p>
      <text:p text:style-name="P9"><text:span text:style-name="T7"><text:s/>};</text:span></text:p>
      <text:p text:style-name="P9"><text:span text:style-name="T7"/></text:p>
      <text:p text:style-name="P9"><text:span text:style-name="T7"/></text:p>
      <text:p text:style-name="P12"><text:span text:style-name="T5"><text:s/></text:span>//The component class</text:p>
      <text:p text:style-name="P9"><text:span text:style-name="T3"><text:s/>class</text:span><text:span text:style-name="T7"> </text:span><text:span text:style-name="T9">DLLEXPORT</text:span><text:span text:style-name="T7"> </text:span><text:span text:style-name="T11">Component</text:span></text:p>
      <text:p text:style-name="P7"><text:s/>{</text:p>
      <text:p text:style-name="P9"><text:span text:style-name="T3"><text:s/>public</text:span><text:span text:style-name="T7">:</text:span></text:p>
      <text:p text:style-name="P7"><text:s/><text:tab/>Component();</text:p>
      <text:p text:style-name="P7"><text:s/><text:tab/>~Component();</text:p>
      <text:p text:style-name="P7"><text:s/></text:p>
      <text:p text:style-name="P9"><text:span text:style-name="T7"><text:s/><text:tab/></text:span><text:span text:style-name="T3">int</text:span><text:span text:style-name="T7"> id;</text:span></text:p>
      <text:p text:style-name="P9"><text:span text:style-name="T7"><text:s/><text:tab/></text:span><text:span text:style-name="T11">HWND</text:span><text:span text:style-name="T7"> hwnd;</text:span></text:p>
      <text:p text:style-name="P7"><text:s/></text:p>
      <text:p text:style-name="P9"><text:span text:style-name="T7"><text:s/><text:tab/></text:span><text:span text:style-name="T11">LPWSTR</text:span><text:span text:style-name="T7"> className;</text:span></text:p>
      <text:p text:style-name="P9"><text:span text:style-name="T7"><text:s/><text:tab/></text:span><text:span text:style-name="T11">LPWSTR</text:span><text:span text:style-name="T7"> text;</text:span></text:p>
      <text:p text:style-name="P7"><text:s/></text:p>
      <text:p text:style-name="P9"><text:span text:style-name="T7"><text:s/><text:tab/></text:span><text:span text:style-name="T11">RECT</text:span><text:span text:style-name="T7"> position;</text:span></text:p>
      <text:p text:style-name="P9"><text:span text:style-name="T7"><text:s/><text:tab/></text:span><text:span text:style-name="T11">DWORD</text:span><text:span text:style-name="T7"> style;</text:span></text:p>
      <text:p text:style-name="P7"><text:s/></text:p>
      <text:p text:style-name="P7"><text:s/>};</text:p>
      <text:p text:style-name="P9"><text:span text:style-name="T7"/></text:p>
      <text:p text:style-name="Text_20_body"><text:s/></text:p>
      <text:p text:style-name="P13"/>
      <text:h text:style-name="Heading_20_3" text:outline-level="3"><text:s/>Macro Definitions</text:h>
      <text:p text:style-name="P15"><text:s/>These MACRO definitions are used across the board by most of the C++ libraries that reference this.</text:p>
      <text:p text:style-name="P15"><text:tab/> Most commonly will be the DLLEXPORT macro, which when placed correctly either in front of the class, <text:tab/> function or structure will allow that class, function or structure to be directly derived from <text:tab/> <text:tab/> and/or used in other libraries, or applications that link to or use this DLL library.</text:p>
      <text:p text:style-name="P8"><text:s/></text:p>
      <text:p text:style-name="P8"><text:span text:style-name="T13"><text:s/>#ifndef</text:span><text:span text:style-name="T7"> </text:span><text:span text:style-name="T9">DLLEXPORT</text:span></text:p>
      <text:p text:style-name="P9"><text:span text:style-name="T13"><text:s/>#define</text:span><text:span text:style-name="T7"> DLLEXPORT </text:span><text:span text:style-name="T3">__declspec</text:span><text:span text:style-name="T7">(</text:span><text:span text:style-name="T3">dllexport</text:span><text:span text:style-name="T7">)</text:span></text:p>
      <text:p text:style-name="P10"><text:s/>#endif</text:p>
      <text:p text:style-name="P7"><text:s/></text:p>
      <text:p text:style-name="P9"><text:span text:style-name="T13"><text:s/>#ifndef</text:span><text:span text:style-name="T7"> </text:span><text:span text:style-name="T9">DLLIMPORT</text:span></text:p>
      <text:p text:style-name="P9"><text:span text:style-name="T13"><text:s/>#define</text:span><text:span text:style-name="T7"> DLLIMPORT </text:span><text:span text:style-name="T3">__declspec</text:span><text:span text:style-name="T7">(</text:span><text:span text:style-name="T3">dllimport</text:span><text:span text:style-name="T7">)</text:span></text:p>
      <text:p text:style-name="P10"><text:s/>#endif</text:p>
      <text:p text:style-name="P8"><text:s/></text:p>
      <text:p text:style-name="P8"><text:s/></text:p>
      <text:p text:style-name="P8"><text:s text:c="2"/><text:span text:style-name="T13">#ifndef</text:span><text:span text:style-name="T7"> SAFE_DEL</text:span></text:p>
      <text:p text:style-name="P9"><text:span text:style-name="T13"><text:s text:c="2"/>#define</text:span><text:span text:style-name="T7"> </text:span><text:span text:style-name="T9">SAFE_DEL</text:span><text:span text:style-name="T7">(obj) </text:span><text:span text:style-name="T3">if</text:span><text:span text:style-name="T7"> (obj) </text:span><text:span text:style-name="T3">delete</text:span><text:span text:style-name="T7"> obj; obj = </text:span><text:span text:style-name="T9">NULL</text:span><text:span text:style-name="T7">;</text:span></text:p>
      <text:p text:style-name="P10"><text:s text:c="2"/>#endif</text:p>
      <text:p text:style-name="P7"><text:s text:c="3"/></text:p>
      <text:p text:style-name="P9"><text:span text:style-name="T13"><text:s/>#ifndef</text:span><text:span text:style-name="T7"> _REALLOC_COPYARRAY</text:span></text:p>
      <text:p text:style-name="P9"><text:span text:style-name="T13"><text:s/>#define</text:span><text:span text:style-name="T7"> </text:span><text:span text:style-name="T9">_REALLOC_COPYARRAY</text:span><text:span text:style-name="T7">(TYPE, SRCARRAY, SRCARRAYLENVAR, NEWLEN) <text:s/>TYPE* t = </text:span><text:span text:style-name="T3">new</text:span><text:span text:style-name="T7"> TYPE[NEWLEN]; <text:s/>SAFE_ZERO(t, TYPE, NEWLEN); </text:span><text:span text:style-name="T3">int</text:span><text:span text:style-name="T7"> clen <text:s/>= (NEWLEN &lt; SRCARRAYLENVAR ? NEWLEN : SRCARRAYLENVAR); memcpy(t, SRCARRAY, </text:span><text:span text:style-name="T3">sizeof</text:span><text:span text:style-name="T7">(TYPE)* clen); <text:s/></text:span><text:span text:style-name="T3">delete</text:span><text:span text:style-name="T7"> SRCARRAY; <text:s/>SRCARRAYLENVAR = <text:s/>NEWLEN; SRCARRAY = </text:span><text:span text:style-name="T3">new</text:span><text:span text:style-name="T7"> TYPE[SRCARRAYLENVAR]; SAFE_ZERO(SRCARRAY, TYPE, SRCARRAYLENVAR); memcpy(SRCARRAY, t, </text:span><text:span text:style-name="T3">sizeof</text:span><text:span text:style-name="T7">(TYPE)* clen); <text:s text:c="2"/></text:span><text:span text:style-name="T3">delete</text:span><text:span text:style-name="T7"> t;</text:span></text:p>
      <text:p text:style-name="P10"><text:s/>#endif</text:p>
      <text:p text:style-name="P7"><text:s/></text:p>
      <text:p text:style-name="P9"><text:span text:style-name="T13"><text:s/>#ifndef</text:span><text:span text:style-name="T7"> SAFE_ZERO</text:span></text:p>
      <text:p text:style-name="P9"><text:span text:style-name="T13"><text:s/>#define</text:span><text:span text:style-name="T7"> </text:span><text:span text:style-name="T9">SAFE_ZERO</text:span><text:span text:style-name="T7">(obj, obj_type, obj_sz) </text:span><text:span text:style-name="T9">ZeroMemory</text:span><text:span text:style-name="T7">(obj, </text:span><text:span text:style-name="T3">sizeof</text:span><text:span text:style-name="T7">(obj_type) * obj_sz);</text:span></text:p>
      <text:p text:style-name="P10"><text:s/>#endif</text:p>
      <text:p text:style-name="P7"><text:s/></text:p>
      <text:p text:style-name="P9"><text:span text:style-name="T13"><text:s/>#ifndef</text:span><text:span text:style-name="T7"> ARRAY_DEL</text:span></text:p>
      <text:p text:style-name="P9"><text:span text:style-name="T13"><text:s/>#define</text:span><text:span text:style-name="T7"> </text:span><text:span text:style-name="T9">ARRAY_DEL</text:span><text:span text:style-name="T7">(arr, count) </text:span><text:span text:style-name="T3">if</text:span><text:span text:style-name="T7"> (count &gt; 0) { </text:span><text:span text:style-name="T3">for</text:span><text:span text:style-name="T7"> (</text:span><text:span text:style-name="T3">int</text:span><text:span text:style-name="T7"> ix=0; ix&lt;count; ix++) </text:span><text:span text:style-name="T3">if</text:span><text:span text:style-name="T7"> (arr[ix]) </text:span><text:span text:style-name="T3">delete</text:span><text:span text:style-name="T7"> [] arr[ix]; </text:span><text:span text:style-name="T3">delete</text:span><text:span text:style-name="T7"> [] arr; } arr = <text:s/></text:span><text:span text:style-name="T9">NULL</text:span><text:span text:style-name="T7">;</text:span></text:p>
      <text:p text:style-name="P10"><text:s/>#endif</text:p>
      <text:p text:style-name="P7"><text:s/></text:p>
      <text:p text:style-name="P9"><text:span text:style-name="T13"><text:s/>#ifndef</text:span><text:span text:style-name="T7"> ARRAY_DEL_ELEMENT</text:span></text:p>
      <text:p text:style-name="P9"><text:span text:style-name="T13"><text:s/>#define</text:span><text:span text:style-name="T7"> </text:span><text:span text:style-name="T9">ARRAY_DEL_ELEMENT</text:span><text:span text:style-name="T7">(objArr) </text:span><text:span text:style-name="T3">if</text:span><text:span text:style-name="T7"> (objArr) </text:span><text:span text:style-name="T3">delete</text:span><text:span text:style-name="T7"> [] objArr; objArr = </text:span><text:span text:style-name="T9">NULL</text:span><text:span text:style-name="T7">;</text:span></text:p>
      <text:p text:style-name="P10"><text:s/>#endif</text:p>
      <text:p text:style-name="P7"><text:s/></text:p>
      <text:p text:style-name="P9"><text:span text:style-name="T13"><text:s/>#ifndef</text:span><text:span text:style-name="T7"> ARRAY_DEL_SINGLE</text:span></text:p>
      <text:p text:style-name="P9"><text:span text:style-name="T13"><text:s/>#define</text:span><text:span text:style-name="T7"> </text:span><text:span text:style-name="T9">ARRAY_DEL_SINGLE</text:span><text:span text:style-name="T7">(arr, count) </text:span><text:span text:style-name="T3">if</text:span><text:span text:style-name="T7"> (arr &amp;&amp; count &gt; 0) { </text:span><text:span text:style-name="T3">for</text:span><text:span text:style-name="T7"> (</text:span><text:span text:style-name="T3">int</text:span><text:span text:style-name="T7"> ix=0; ix&lt;count; ix++) </text:span><text:span text:style-name="T3">if</text:span><text:span text:style-name="T7"> (arr[ix]) </text:span><text:span text:style-name="T3">delete</text:span><text:span text:style-name="T7"> arr[ix]; </text:span><text:span text:style-name="T3">delete</text:span><text:span text:style-name="T7"> [] <text:s/>arr; } arr = </text:span><text:span text:style-name="T9">NULL</text:span><text:span text:style-name="T7">; count = 0;</text:span></text:p>
      <text:p text:style-name="P10"><text:s/>#endif</text:p>
      <text:p text:style-name="P7"><text:s/></text:p>
      <text:p text:style-name="P9"><text:span text:style-name="T13"><text:s/>#ifndef</text:span><text:span text:style-name="T7"> ARRAY_RESIZE</text:span></text:p>
      <text:p text:style-name="P9"><text:span text:style-name="T13"><text:s/>#define</text:span><text:span text:style-name="T7"> </text:span><text:span text:style-name="T9">ARRAY_RESIZE</text:span><text:span text:style-name="T7">(objTyp, objArray, objCount, obj) objTyp** tmp = </text:span><text:span text:style-name="T3">new</text:span><text:span text:style-name="T7"> objTyp*[objCount+1]; </text:span><text:span text:style-name="T11">size_t</text:span><text:span text:style-name="T7"> newsz = </text:span><text:span text:style-name="T3">sizeof</text:span><text:span text:style-name="T7">(objTyp*) * <text:s/>(objCount+1); </text:span><text:span text:style-name="T9">ZeroMemory</text:span><text:span text:style-name="T7">(tmp, newsz); </text:span><text:span text:style-name="T3">if</text:span><text:span text:style-name="T7"> (objArray) { <text:tab/></text:span><text:span text:style-name="T11">size_t</text:span><text:span text:style-name="T7"> oldsz = </text:span><text:span text:style-name="T3">sizeof</text:span><text:span text:style-name="T7">(objTyp*) * objCount; <text:tab/>memcpy_s(tmp, newsz, objArray, <text:s/>oldsz); <text:tab/></text:span><text:span text:style-name="T3">delete</text:span><text:span text:style-name="T7"> [] objArray; <text:tab/>objArray = </text:span><text:span text:style-name="T9">NULL</text:span><text:span text:style-name="T7">;} objArray = tmp;objArray[objCount] = obj;objCount += 1;</text:span></text:p>
      <text:p text:style-name="P10"><text:s/>#endif</text:p>
      <text:p text:style-name="P7"><text:s/></text:p>
      <text:p text:style-name="P9"><text:span text:style-name="T13"><text:s/>#ifndef</text:span><text:span text:style-name="T7"> MEMCPY_WCHAR</text:span></text:p>
      <text:p text:style-name="P9"><text:span text:style-name="T13"><text:s/>#define</text:span><text:span text:style-name="T7"> </text:span><text:span text:style-name="T9">MEMCPY_WCHAR</text:span><text:span text:style-name="T7">(dest, src, count) memcpy_s(dest, </text:span><text:span text:style-name="T3">sizeof</text:span><text:span text:style-name="T7">(</text:span><text:span text:style-name="T3">wchar_t</text:span><text:span text:style-name="T7">) * count, src, </text:span><text:span text:style-name="T3">sizeof</text:span><text:span text:style-name="T7">(</text:span><text:span text:style-name="T3">wchar_t</text:span><text:span text:style-name="T7">) * count)</text:span></text:p>
      <text:p text:style-name="P10"><text:s/>#endif</text:p>
      <text:p text:style-name="P7"><text:s/></text:p>
      <text:p text:style-name="P9"><text:span text:style-name="T13"><text:s/>#ifndef</text:span><text:span text:style-name="T7"> ARRAY_ELEMENT_RESIZE</text:span></text:p>
      <text:p text:style-name="P9"><text:span text:style-name="T13"><text:s/>#define</text:span><text:span text:style-name="T7"> </text:span><text:span text:style-name="T9">ARRAY_ELEMENT_RESIZE</text:span><text:span text:style-name="T7">(objTyp, obj, count) </text:span><text:span text:style-name="T9">ARRAY_DEL_ELEMENT</text:span><text:span text:style-name="T7">(obj); obj = </text:span><text:span text:style-name="T3">new</text:span><text:span text:style-name="T7"> objTyp[count]; </text:span><text:span text:style-name="T9">ZeroMemory</text:span><text:span text:style-name="T7">(obj, </text:span><text:span text:style-name="T3">sizeof</text:span><text:span text:style-name="T7">(objTyp) * <text:s/>count);</text:span></text:p>
      <text:p text:style-name="P10"><text:s/>#endif</text:p>
      <text:p text:style-name="P7"><text:s/></text:p>
      <text:p text:style-name="P9"><text:span text:style-name="T13"><text:s/>#ifndef</text:span><text:span text:style-name="T7"> FAILED_GOTO</text:span></text:p>
      <text:p text:style-name="P9"><text:span text:style-name="T13"><text:s/>#define</text:span><text:span text:style-name="T7"> </text:span><text:span text:style-name="T9">FAILED_GOTO</text:span><text:span text:style-name="T7">(hresult, msg, gotox) </text:span><text:span text:style-name="T3">if</text:span><text:span text:style-name="T7"> (</text:span><text:span text:style-name="T9">FAILED</text:span><text:span text:style-name="T7">(hresult)) { getGlobalAlCLogger()-&gt;debug(msg); </text:span><text:span text:style-name="T3">goto</text:span><text:span text:style-name="T7"> gotox; }</text:span></text:p>
      <text:p text:style-name="P10"><text:s/>#endif</text:p>
      <text:p text:style-name="P7"><text:s/></text:p>
      <text:p text:style-name="P9"><text:span text:style-name="T13"><text:s/>#ifndef</text:span><text:span text:style-name="T7"> </text:span><text:span text:style-name="T9">SAFE_RELEASE</text:span></text:p>
      <text:p text:style-name="P9"><text:span text:style-name="T13"><text:s/>#define</text:span><text:span text:style-name="T7"> SAFE_RELEASE(obj) </text:span><text:span text:style-name="T3">if</text:span><text:span text:style-name="T7"> (obj) obj-&gt;Release(); obj = NULL;</text:span></text:p>
      <text:p text:style-name="P10"><text:s/>#endif</text:p>
      <text:p text:style-name="P7"><text:s/></text:p>
      <text:p text:style-name="P9"><text:span text:style-name="T13"><text:s/>#ifndef</text:span><text:span text:style-name="T7"> </text:span><text:span text:style-name="T9">B2S</text:span></text:p>
      <text:p text:style-name="P9"><text:span text:style-name="T13"><text:s/>#define</text:span><text:span text:style-name="T7"> B2S(x) (x ? </text:span><text:span text:style-name="T17">"true"</text:span><text:span text:style-name="T7"> : </text:span><text:span text:style-name="T17">"false"</text:span><text:span text:style-name="T7">)</text:span></text:p>
      <text:p text:style-name="P10"><text:s/>#endif</text:p>
      <text:p text:style-name="P7"><text:s/></text:p>
      <text:p text:style-name="P9"><text:span text:style-name="T13"><text:s/>#ifndef</text:span><text:span text:style-name="T7"> </text:span><text:span text:style-name="T9">STAMPTIME</text:span></text:p>
      <text:p text:style-name="P9"><text:span text:style-name="T13"><text:s/>#define</text:span><text:span text:style-name="T7"> STAMPTIME(time) time = GetTickCount64() - time; </text:span><text:span text:style-name="T3">char</text:span><text:span text:style-name="T7"> msTime[255]; formatTimeFromMs(time, msTime, 255)</text:span></text:p>
      <text:p text:style-name="P9"><text:span text:style-name="T13"><text:s/>#endif</text:span></text:p>
      <text:p text:style-name="P9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8.071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87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07T13:11:00.95</meta:creation-date>
    <dc:date>2017-07-07T13:39:43.22</dc:date>
    <meta:editing-duration>PT28M11S</meta:editing-duration>
    <meta:editing-cycles>48</meta:editing-cycles>
    <meta:generator>OpenOffice/4.1.1$Win32 OpenOffice.org_project/411m6$Build-9775</meta:generator>
    <meta:document-statistic meta:table-count="0" meta:image-count="0" meta:object-count="0" meta:page-count="7" meta:paragraph-count="400" meta:word-count="1546" meta:character-count="12124"/>
  </office:meta>
</office:document-meta>
</file>